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2.547cm" fo:min-width="15.698cm" fo:padding-top="0.426cm" fo:padding-bottom="0.426cm" fo:padding-left="0.551cm" fo:padding-right="0.551cm"/>
    </style:style>
    <style:style style:name="gr2"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3" style:family="graphic" style:parent-style-name="standard">
      <style:graphic-properties draw:fill-color="#ffff99" draw:textarea-horizontal-align="justify" draw:textarea-vertical-align="middle" draw:auto-grow-height="false" fo:min-height="2.35cm" fo:min-width="0cm"/>
    </style:style>
    <style:style style:name="gr4" style:family="graphic" style:parent-style-name="standard">
      <style:graphic-properties svg:stroke-width="0.5cm" svg:stroke-color="#999999" draw:marker-start-width="1.7cm" draw:marker-end-width="1.7cm" draw:fill="none" draw:textarea-horizontal-align="justify" draw:textarea-vertical-align="middle" draw:auto-grow-height="false" fo:min-height="2.45cm" fo:min-width="10.2cm" fo:padding-top="0.375cm" fo:padding-bottom="0.375cm" fo:padding-left="0.5cm" fo:padding-right="0.5cm"/>
    </style:style>
    <style:style style:name="gr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8cm" fo:min-width="16.898cm" fo:padding-top="0.426cm" fo:padding-bottom="0.426cm" fo:padding-left="0.551cm" fo:padding-right="0.551cm"/>
    </style:style>
    <style:style style:name="gr6"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042cm" fo:min-width="3.592cm" fo:padding-top="0.179cm" fo:padding-bottom="0.179cm" fo:padding-left="0.304cm" fo:padding-right="0.304cm"/>
    </style:style>
    <style:style style:name="gr7" style:family="graphic" style:parent-style-name="standard">
      <style:graphic-properties draw:stroke="none" svg:stroke-width="0.4cm" svg:stroke-color="#000000" draw:marker-start-width="1.401cm" draw:marker-end-width="1.401cm" draw:stroke-linejoin="round" svg:stroke-linecap="round" draw:fill-color="#b3b3b3" draw:opacity="50%" draw:textarea-horizontal-align="right" draw:textarea-vertical-align="middle" draw:auto-grow-height="false" fo:min-height="3.348cm" fo:min-width="0cm" fo:padding-top="0.426cm" fo:padding-bottom="0.426cm" fo:padding-left="0.551cm" fo:padding-right="0.551cm" draw:shadow-opacity="50%"/>
    </style:style>
    <style:style style:name="gr8"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198cm" fo:padding-top="0.276cm" fo:padding-bottom="0.276cm" fo:padding-left="0.401cm" fo:padding-right="0.401cm"/>
    </style:style>
    <style:style style:name="gr1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998cm" fo:padding-top="0.276cm" fo:padding-bottom="0.276cm" fo:padding-left="0.401cm" fo:padding-right="0.401cm"/>
    </style:style>
    <style:style style:name="gr1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0cm" fo:padding-top="0.276cm" fo:padding-bottom="0.276cm" fo:padding-left="0.401cm" fo:padding-right="0.401cm"/>
    </style:style>
    <style:style style:name="gr12"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2.848cm" fo:min-width="0cm" fo:padding-top="0.276cm" fo:padding-bottom="0.276cm" fo:padding-left="0.401cm" fo:padding-right="0.401cm"/>
    </style:style>
    <style:style style:name="gr13" style:family="graphic" style:parent-style-name="standard">
      <style:graphic-properties draw:stroke="none" draw:fill="none" draw:opacity="100%" draw:fill-image-width="0cm" draw:fill-image-height="0cm" fo:min-height="3.766cm" draw:shadow-opacity="100%"/>
    </style:style>
    <style:style style:name="gr14"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5" style:family="graphic" style:parent-style-name="standard">
      <style:graphic-properties draw:stroke="none" svg:stroke-color="#000000" draw:fill="none" draw:fill-color="#ffffff" draw:opacity="100%" draw:fill-image-width="0cm" draw:fill-image-height="0cm" fo:min-height="0.782cm" draw:shadow-opacity="100%"/>
    </style:style>
    <style:style style:name="gr16"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17"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8" style:family="graphic" style:parent-style-name="standard">
      <style:graphic-properties draw:stroke="none" svg:stroke-color="#000000" draw:fill="none" draw:fill-color="#ffffff" fo:min-height="10.039cm"/>
    </style:style>
    <style:style style:name="gr19" style:family="graphic" style:parent-style-name="standard">
      <style:graphic-properties draw:fill-color="#9966cc" draw:textarea-horizontal-align="justify" draw:textarea-vertical-align="middle" draw:auto-grow-height="false" fo:min-height="0.15cm" fo:min-width="11.5cm"/>
    </style:style>
    <style:style style:name="gr20" style:family="graphic" style:parent-style-name="standard">
      <style:graphic-properties draw:stroke="none" svg:stroke-width="0.4cm" svg:stroke-color="#000000" draw:marker-start-width="1.401cm" draw:marker-end-width="1.401cm" draw:stroke-linejoin="round" svg:stroke-linecap="round" draw:fill="solid" draw:fill-color="#9966cc" draw:textarea-horizontal-align="left" draw:textarea-vertical-align="middle" draw:auto-grow-height="false" fo:min-height="0cm" fo:min-width="0cm" fo:padding-top="0.426cm" fo:padding-bottom="0.426cm" fo:padding-left="0.551cm" fo:padding-right="0.551cm"/>
    </style:style>
    <style:style style:name="gr21" style:family="graphic" style:parent-style-name="standard">
      <style:graphic-properties draw:fill-color="#9966cc" draw:textarea-horizontal-align="justify" draw:textarea-vertical-align="middle" draw:auto-grow-height="false" fo:min-height="1.35cm" fo:min-width="0cm"/>
    </style:style>
    <style:style style:name="gr22" style:family="graphic" style:parent-style-name="standard">
      <style:graphic-properties draw:stroke="none" svg:stroke-color="#000000" draw:fill="none" draw:fill-color="#ffffff" fo:min-height="9.561cm"/>
    </style:style>
    <style:style style:name="gr23" style:family="graphic" style:parent-style-name="standard">
      <style:graphic-properties draw:stroke="solid" svg:stroke-width="0.1cm" svg:stroke-color="#729fcf" draw:marker-start-width="0.15cm" draw:marker-end-width="0.15cm" draw:stroke-linejoin="bevel" draw:fill="solid" draw:fill-color="#729fcf" draw:opacity="50%" draw:textarea-horizontal-align="right" draw:textarea-vertical-align="bottom" draw:auto-grow-height="false" fo:min-height="2.642cm" fo:min-width="16.192cm" fo:padding-top="0.179cm" fo:padding-bottom="0.179cm" fo:padding-left="0.304cm" fo:padding-right="0.304cm" draw:shadow-opacity="50%"/>
    </style:style>
    <style:style style:name="gr24" style:family="graphic" style:parent-style-name="standard">
      <style:graphic-properties draw:stroke="solid" svg:stroke-width="0.1cm" svg:stroke-color="#729fcf" draw:marker-start-width="0cm" draw:marker-end-width="0cm" draw:stroke-linejoin="bevel" draw:fill="solid" draw:fill-color="#729fcf" draw:opacity="50%" draw:textarea-horizontal-align="right" draw:textarea-vertical-align="middle" draw:auto-grow-height="false" fo:min-height="2.242cm" fo:min-width="9.792cm" fo:padding-top="0.179cm" fo:padding-bottom="0.179cm" fo:padding-left="0.304cm" fo:padding-right="0.304cm" draw:shadow-opacity="50%"/>
    </style:style>
    <style:style style:name="gr25"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642cm" fo:min-width="0cm" fo:padding-top="0.179cm" fo:padding-bottom="0.179cm" fo:padding-left="0.304cm" fo:padding-right="0.304cm"/>
    </style:style>
    <style:style style:name="gr26" style:family="graphic" style:parent-style-name="standard">
      <style:graphic-properties draw:stroke="none" svg:stroke-width="0.1cm" svg:stroke-color="#729fcf" draw:marker-start-width="0.106cm" draw:marker-end-width="0.106cm" draw:stroke-linejoin="bevel" draw:fill="solid" draw:fill-color="#729fcf" draw:opacity="50%" draw:textarea-horizontal-align="right" draw:textarea-vertical-align="middle" draw:auto-grow-height="false" fo:min-height="0.242cm" fo:min-width="14.192cm" fo:padding-top="0.179cm" fo:padding-bottom="0.179cm" fo:padding-left="0.304cm" fo:padding-right="0.304cm" draw:shadow-opacity="50%"/>
    </style:style>
    <style:style style:name="gr27"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6cm" fo:min-width="0cm" fo:padding-top="0.276cm" fo:padding-bottom="0.276cm" fo:padding-left="0.401cm" fo:padding-right="0.401cm"/>
    </style:style>
    <style:style style:name="gr28"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0cm" fo:padding-top="0.179cm" fo:padding-bottom="0.179cm" fo:padding-left="0.304cm" fo:padding-right="0.304cm"/>
    </style:style>
    <style:style style:name="gr29" style:family="graphic" style:parent-style-name="standard">
      <style:graphic-properties svg:stroke-color="#5c8526" draw:stroke-linejoin="bevel" draw:fill="none" draw:fill-color="#cccccc" draw:textarea-horizontal-align="justify" draw:textarea-vertical-align="middle" draw:auto-grow-height="false" fo:min-height="22.149cm" fo:min-width="31.758cm"/>
    </style:style>
    <style:style style:name="gr30" style:family="graphic" style:parent-style-name="measure">
      <style:graphic-properties draw:stroke-linejoin="bevel" draw:textarea-vertical-align="middle" draw:line-distance="0.6cm"/>
    </style:style>
    <style:style style:name="gr31" style:family="graphic" style:parent-style-name="measure">
      <style:graphic-properties draw:stroke-linejoin="bevel" draw:textarea-vertical-align="middle" draw:line-distance="0.7cm"/>
    </style:style>
    <style:style style:name="gr32" style:family="graphic" style:parent-style-name="measure" style:list-style-name="L1">
      <style:graphic-properties draw:textarea-vertical-align="middle" draw:line-distance="0.6cm" draw:placing="above"/>
    </style:style>
    <style:style style:name="gr33"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2.547cm" fo:min-width="26.098cm" fo:padding-top="0.426cm" fo:padding-bottom="0.426cm" fo:padding-left="0.551cm" fo:padding-right="0.551cm"/>
    </style:style>
    <style:style style:name="gr34" style:family="graphic" style:parent-style-name="standard">
      <style:graphic-properties svg:stroke-width="0.5cm" svg:stroke-color="#999999" draw:marker-start-width="1.7cm" draw:marker-end-width="1.7cm" draw:fill="none" draw:textarea-horizontal-align="justify" draw:textarea-vertical-align="middle" draw:auto-grow-height="false" fo:min-height="2.45cm" fo:min-width="18.6cm" fo:padding-top="0.375cm" fo:padding-bottom="0.375cm" fo:padding-left="0.5cm" fo:padding-right="0.5cm"/>
    </style:style>
    <style:style style:name="gr3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8cm" fo:min-width="26.898cm" fo:padding-top="0.426cm" fo:padding-bottom="0.426cm" fo:padding-left="0.551cm" fo:padding-right="0.551cm"/>
    </style:style>
    <style:style style:name="gr36" style:family="graphic" style:parent-style-name="standard">
      <style:graphic-properties svg:stroke-width="0.3cm" svg:stroke-color="#999999" draw:marker-start-width="1.1cm" draw:marker-end-width="1.1cm" draw:fill="solid" draw:fill-color="#999999" draw:textarea-horizontal-align="justify" draw:textarea-vertical-align="middle" draw:auto-grow-height="false" fo:min-height="2.65cm" fo:min-width="6.4cm" fo:padding-top="0.275cm" fo:padding-bottom="0.275cm" fo:padding-left="0.4cm" fo:padding-right="0.4cm"/>
    </style:style>
    <style:style style:name="gr37"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7cm" fo:min-width="26.898cm" fo:padding-top="0.426cm" fo:padding-bottom="0.426cm" fo:padding-left="0.551cm" fo:padding-right="0.551cm"/>
    </style:style>
    <style:style style:name="gr38"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842cm" fo:min-width="0.392cm" fo:padding-top="0.179cm" fo:padding-bottom="0.179cm" fo:padding-left="0.304cm" fo:padding-right="0.304cm"/>
    </style:style>
    <style:style style:name="gr39" style:family="graphic" style:parent-style-name="standard">
      <style:graphic-properties draw:stroke="none" svg:stroke-width="0.4cm" svg:stroke-color="#000000" draw:marker-start-width="1.401cm" draw:marker-end-width="1.401cm" draw:stroke-linejoin="round" svg:stroke-linecap="round" draw:fill-color="#c0c0c0" draw:textarea-horizontal-align="right" draw:textarea-vertical-align="middle" draw:auto-grow-height="false" fo:min-height="0.348cm" fo:min-width="0cm" fo:padding-top="0.426cm" fo:padding-bottom="0.426cm" fo:padding-left="0.551cm" fo:padding-right="0.551cm"/>
    </style:style>
    <style:style style:name="gr4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7.798cm" fo:padding-top="0.276cm" fo:padding-bottom="0.276cm" fo:padding-left="0.401cm" fo:padding-right="0.401cm"/>
    </style:style>
    <style:style style:name="gr4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448cm" fo:min-width="0cm" fo:padding-top="0.276cm" fo:padding-bottom="0.276cm" fo:padding-left="0.401cm" fo:padding-right="0.401cm"/>
    </style:style>
    <style:style style:name="gr42"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6.598cm" fo:padding-top="0.276cm" fo:padding-bottom="0.276cm" fo:padding-left="0.401cm" fo:padding-right="0.401cm"/>
    </style:style>
    <style:style style:name="gr43"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26.398cm" fo:padding-top="0.276cm" fo:padding-bottom="0.276cm" fo:padding-left="0.401cm" fo:padding-right="0.401cm"/>
    </style:style>
    <style:style style:name="gr44" style:family="graphic" style:parent-style-name="standard">
      <style:graphic-properties draw:fill-color="#9966cc" draw:textarea-horizontal-align="justify" draw:textarea-vertical-align="middle" draw:auto-grow-height="false" fo:min-height="0.15cm" fo:min-width="19.5cm"/>
    </style:style>
    <style:style style:name="gr45" style:family="graphic" style:parent-style-name="standard">
      <style:graphic-properties draw:fill-color="#9966cc" draw:textarea-horizontal-align="justify" draw:textarea-vertical-align="middle" draw:auto-grow-height="false" fo:min-height="2.75cm" fo:min-width="0cm"/>
    </style:style>
    <style:style style:name="gr46" style:family="graphic" style:parent-style-name="standard">
      <style:graphic-properties draw:stroke="solid" svg:stroke-width="0.6cm" svg:stroke-color="#b3b3b3" draw:marker-start-width="1.5cm" draw:marker-end-width="1.5cm" draw:stroke-linejoin="miter" svg:stroke-linecap="square" draw:fill="solid" draw:fill-color="#729fcf" draw:opacity="50%" draw:textarea-horizontal-align="right" draw:textarea-vertical-align="middle" draw:auto-grow-height="false" fo:min-height="2.542cm" fo:min-width="18.092cm" fo:padding-top="0.429cm" fo:padding-bottom="0.429cm" fo:padding-left="0.554cm" fo:padding-right="0.554cm" draw:shadow-opacity="50%"/>
    </style:style>
    <style:style style:name="gr47" style:family="graphic" style:parent-style-name="standard">
      <style:graphic-properties draw:stroke="none" svg:stroke-width="0.1cm" svg:stroke-color="#729fcf" draw:marker-start-width="0.106cm" draw:marker-end-width="0.106cm" draw:stroke-linejoin="bevel" draw:fill="solid" draw:fill-color="#729fcf" draw:opacity="50%" draw:textarea-horizontal-align="right" draw:textarea-vertical-align="middle" draw:auto-grow-height="false" fo:min-height="0.442cm" fo:min-width="25.792cm" fo:padding-top="0.179cm" fo:padding-bottom="0.179cm" fo:padding-left="0.304cm" fo:padding-right="0.304cm" draw:shadow-opacity="50%"/>
    </style:style>
    <style:style style:name="gr48"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2.792cm" fo:padding-top="0.179cm" fo:padding-bottom="0.179cm" fo:padding-left="0.304cm" fo:padding-right="0.304cm"/>
    </style:style>
    <style:style style:name="gr49"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0.992cm" fo:padding-top="0.179cm" fo:padding-bottom="0.179cm" fo:padding-left="0.304cm" fo:padding-right="0.304cm"/>
    </style:style>
    <style:style style:name="gr50" style:family="graphic" style:parent-style-name="standard">
      <style:graphic-properties draw:stroke="solid" svg:stroke-width="0.1cm" svg:stroke-color="#729fcf" draw:marker-start-width="0.225cm" draw:marker-end-width="0.225cm" draw:stroke-linejoin="bevel" draw:fill="solid" draw:fill-color="#729fcf" draw:opacity="50%" draw:textarea-horizontal-align="right" draw:textarea-vertical-align="bottom" draw:auto-grow-height="false" fo:min-height="2.642cm" fo:min-width="26.192cm" fo:padding-top="0.179cm" fo:padding-bottom="0.179cm" fo:padding-left="0.304cm" fo:padding-right="0.304cm" draw:shadow-opacity="50%"/>
    </style:style>
    <style:style style:name="gr51" style:family="graphic" style:parent-style-name="measure" style:list-style-name="L1">
      <style:graphic-properties draw:textarea-vertical-align="middle" draw:line-distance="0.6cm" draw:placing="above"/>
    </style:style>
    <style:style style:name="gr52" style:family="graphic" style:parent-style-name="measure" style:list-style-name="L1">
      <style:graphic-properties draw:textarea-vertical-align="middle" draw:line-distance="1cm" draw:placing="below"/>
    </style:style>
    <style:style style:name="gr53" style:family="graphic" style:parent-style-name="measure" style:list-style-name="L1">
      <style:graphic-properties draw:textarea-vertical-align="middle" draw:line-distance="0.6cm" draw:placing="above"/>
    </style:style>
    <style:style style:name="gr54" style:family="graphic" style:parent-style-name="measure">
      <style:graphic-properties draw:stroke-linejoin="bevel" draw:textarea-vertical-align="middle" draw:line-distance="0.8cm"/>
    </style:style>
    <style:style style:name="gr55" style:family="graphic" style:parent-style-name="measure">
      <style:graphic-properties draw:stroke-linejoin="bevel" draw:textarea-vertical-align="middle" draw:line-distance="0.2cm" draw:placing="below"/>
    </style:style>
    <style:style style:name="gr56" style:family="graphic" style:parent-style-name="measure">
      <style:graphic-properties draw:stroke-linejoin="bevel" draw:textarea-vertical-align="middle" draw:line-distance="0.4cm"/>
    </style:style>
    <style:style style:name="gr57" style:family="graphic" style:parent-style-name="measure" style:list-style-name="L1">
      <style:graphic-properties draw:textarea-vertical-align="middle" draw:line-distance="0.6cm" draw:placing="above"/>
    </style:style>
    <style:style style:name="gr58" style:family="graphic" style:parent-style-name="measure" style:list-style-name="L1">
      <style:graphic-properties draw:textarea-vertical-align="middle" draw:line-distance="0.6cm" draw:placing="above"/>
    </style:style>
    <style:style style:name="gr59" style:family="graphic" style:parent-style-name="measure" style:list-style-name="L1">
      <style:graphic-properties draw:textarea-vertical-align="middle" draw:line-distance="0.6cm" draw:placing="above"/>
    </style:style>
    <style:style style:name="gr60" style:family="graphic" style:parent-style-name="measure" style:list-style-name="L1">
      <style:graphic-properties draw:textarea-vertical-align="middle" draw:line-distance="0.6cm" draw:placing="above"/>
    </style:style>
    <style:style style:name="gr61" style:family="graphic" style:parent-style-name="standard">
      <style:graphic-properties draw:fill-color="#9966cc" draw:textarea-horizontal-align="justify" draw:textarea-vertical-align="middle" draw:auto-grow-height="false" fo:min-height="18.55cm" fo:min-width="27.9cm"/>
    </style:style>
    <style:style style:name="gr62"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7.148cm" fo:min-width="26.498cm" fo:padding-top="0.426cm" fo:padding-bottom="0.426cm" fo:padding-left="0.551cm" fo:padding-right="0.551cm"/>
    </style:style>
    <style:style style:name="gr63"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5.948cm" fo:min-width="6.898cm" fo:padding-top="0.426cm" fo:padding-bottom="0.426cm" fo:padding-left="0.551cm" fo:padding-right="0.551cm"/>
    </style:style>
    <style:style style:name="gr64"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7.148cm" fo:min-width="15.098cm" fo:padding-top="0.426cm" fo:padding-bottom="0.426cm" fo:padding-left="0.551cm" fo:padding-right="0.551cm"/>
    </style:style>
    <style:style style:name="gr65"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5.148cm" fo:min-width="5.698cm" fo:padding-top="0.426cm" fo:padding-bottom="0.426cm" fo:padding-left="0.551cm" fo:padding-right="0.551cm"/>
    </style:style>
    <style:style style:name="gr66"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6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842cm" fo:min-width="11.392cm" fo:padding-top="0.179cm" fo:padding-bottom="0.179cm" fo:padding-left="0.304cm" fo:padding-right="0.304cm"/>
    </style:style>
    <style:style style:name="gr68"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5.148cm" fo:min-width="6.098cm" fo:padding-top="0.426cm" fo:padding-bottom="0.426cm" fo:padding-left="0.551cm" fo:padding-right="0.551cm"/>
    </style:style>
    <style:style style:name="gr69" style:family="graphic" style:parent-style-name="standard">
      <style:graphic-properties draw:stroke="none" svg:stroke-color="#000000" draw:fill="none" draw:fill-color="#ffffff" draw:opacity="100%" draw:fill-image-width="0cm" draw:fill-image-height="0cm" fo:min-height="1.423cm" draw:shadow-opacity="100%"/>
    </style:style>
    <style:style style:name="gr70" style:family="graphic" style:parent-style-name="standard">
      <style:graphic-properties svg:stroke-color="#5c8526" draw:stroke-linejoin="bevel" draw:fill="none" draw:fill-color="#cccccc" draw:textarea-horizontal-align="justify" draw:textarea-vertical-align="middle" draw:auto-grow-height="false" fo:min-height="22.15cm" fo:min-width="31.9cm"/>
    </style:style>
    <style:style style:name="gr71" style:family="graphic" style:parent-style-name="measure" style:list-style-name="L1">
      <style:graphic-properties draw:textarea-vertical-align="middle" draw:line-distance="0.6cm" draw:placing="above"/>
    </style:style>
    <style:style style:name="gr72" style:family="graphic" style:parent-style-name="measure">
      <style:graphic-properties draw:stroke-linejoin="bevel" draw:textarea-vertical-align="middle" draw:line-distance="1cm"/>
    </style:style>
    <style:style style:name="gr73" style:family="graphic" style:parent-style-name="measure" style:list-style-name="L1">
      <style:graphic-properties draw:textarea-vertical-align="middle" draw:line-distance="1cm" draw:placing="below"/>
    </style:style>
    <style:style style:name="gr74" style:family="graphic" style:parent-style-name="measure" style:list-style-name="L1">
      <style:graphic-properties draw:textarea-vertical-align="middle" draw:line-distance="0.6cm" draw:placing="above"/>
    </style:style>
    <style:style style:name="gr75" style:family="graphic" style:parent-style-name="measure">
      <style:graphic-properties draw:stroke-linejoin="bevel" draw:textarea-vertical-align="middle" draw:line-distance="0.396cm" draw:placing="below"/>
    </style:style>
    <style:style style:name="gr76" style:family="graphic" style:parent-style-name="measure">
      <style:graphic-properties draw:stroke-linejoin="bevel" draw:textarea-vertical-align="middle" draw:line-distance="0.4cm" draw:placing="below"/>
    </style:style>
    <style:style style:name="gr77" style:family="graphic" style:parent-style-name="standard">
      <style:graphic-properties svg:stroke-width="0.2cm" svg:stroke-color="#e6e6e6" draw:marker-start-width="0.8cm" draw:marker-end-width="0.8cm" draw:fill="solid" draw:fill-color="#ffffff" draw:textarea-horizontal-align="justify" draw:textarea-vertical-align="middle" draw:auto-grow-height="false" fo:min-height="5.15cm" fo:min-width="4.9cm" fo:padding-top="0.225cm" fo:padding-bottom="0.225cm" fo:padding-left="0.35cm" fo:padding-right="0.35cm"/>
    </style:style>
    <style:style style:name="gr78"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611cm" fo:min-width="4.347cm" fo:padding-top="0.179cm" fo:padding-bottom="0.179cm" fo:padding-left="0.304cm" fo:padding-right="0.304cm"/>
    </style:style>
    <style:style style:name="gr79" style:family="graphic" style:parent-style-name="standard">
      <style:graphic-properties draw:fill="hatch" draw:fill-color="#cccccc" draw:fill-hatch-name="Trap3" draw:fill-hatch-solid="true" draw:textarea-horizontal-align="justify" draw:textarea-vertical-align="middle" draw:auto-grow-height="false" fo:min-height="1.374cm" fo:min-width="1.234cm"/>
    </style:style>
    <style:style style:name="gr80" style:family="graphic" style:parent-style-name="standard">
      <style:graphic-properties svg:stroke-width="0.2cm" svg:stroke-color="#666666" draw:marker-start-width="0.8cm" draw:marker-end-width="0.8cm" draw:fill="solid" draw:fill-color="#666666" draw:textarea-horizontal-align="justify" draw:textarea-vertical-align="middle" draw:auto-grow-height="false" fo:min-height="0.35cm" fo:min-width="4.9cm" fo:padding-top="0.225cm" fo:padding-bottom="0.225cm" fo:padding-left="0.35cm" fo:padding-right="0.35cm"/>
    </style:style>
    <style:style style:name="gr81" style:family="graphic" style:parent-style-name="standard">
      <style:graphic-properties svg:stroke-width="0.2cm" svg:stroke-color="#666666" draw:marker-start-width="0.8cm" draw:marker-end-width="0.8cm" draw:fill="solid" draw:fill-color="#666666" draw:textarea-horizontal-align="justify" draw:textarea-vertical-align="middle" draw:auto-grow-height="false" fo:min-height="1.365cm" fo:min-width="2.101cm" fo:padding-top="0.225cm" fo:padding-bottom="0.225cm" fo:padding-left="0.35cm" fo:padding-right="0.35cm"/>
    </style:style>
    <style:style style:name="gr82" style:family="graphic" style:parent-style-name="standard">
      <style:graphic-properties draw:fill-color="#808080" draw:textarea-horizontal-align="justify" draw:textarea-vertical-align="middle" draw:auto-grow-height="false" fo:min-height="0.95cm" fo:min-width="0.7cm"/>
    </style:style>
    <style:style style:name="gr83" style:family="graphic" style:parent-style-name="measure">
      <style:graphic-properties draw:stroke-linejoin="bevel" draw:textarea-vertical-align="middle" draw:line-distance="0.3cm" draw:placing="below"/>
    </style:style>
    <style:style style:name="gr84" style:family="graphic" style:parent-style-name="standard">
      <style:graphic-properties draw:textarea-horizontal-align="justify" draw:textarea-vertical-align="middle" draw:auto-grow-height="false" fo:min-height="1.15cm" fo:min-width="0.9cm"/>
    </style:style>
    <style:style style:name="gr85" style:family="graphic" style:parent-style-name="standard">
      <style:graphic-properties svg:stroke-width="0.7cm" svg:stroke-color="#808080" draw:marker-start-width="1.05cm" draw:marker-end-width="1.05cm" svg:stroke-linecap="round" draw:fill-color="#808080" draw:textarea-horizontal-align="justify" draw:textarea-vertical-align="middle" draw:auto-grow-height="false" fo:min-height="0cm" fo:min-width="0cm" fo:padding-top="0.475cm" fo:padding-bottom="0.475cm" fo:padding-left="0.6cm" fo:padding-right="0.6cm"/>
    </style:style>
    <style:style style:name="gr86" style:family="graphic" style:parent-style-name="standard">
      <style:graphic-properties draw:stroke="none" svg:stroke-width="0.1cm" svg:stroke-color="#000000" draw:marker-start-width="0.501cm" draw:marker-end-width="0.501cm" draw:stroke-linejoin="round" svg:stroke-linecap="round" draw:fill-color="#729fcf" draw:textarea-horizontal-align="right" draw:textarea-vertical-align="middle" draw:auto-grow-height="false" fo:min-height="4.248cm" fo:min-width="0.198cm" fo:padding-top="0.276cm" fo:padding-bottom="0.276cm" fo:padding-left="0.401cm" fo:padding-right="0.401cm"/>
    </style:style>
    <style:style style:name="gr87" style:family="graphic" style:parent-style-name="standard">
      <style:graphic-properties draw:stroke="solid" svg:stroke-color="#808080" draw:stroke-linejoin="miter" draw:fill="solid" draw:fill-color="#e6e6e6" draw:opacity="100%" draw:textarea-horizontal-align="justify" draw:textarea-vertical-align="middle" draw:auto-grow-height="false" fo:min-height="0.75cm" fo:min-width="0.5cm" draw:shadow-opacity="100%"/>
    </style:style>
    <style:style style:name="gr88" style:family="graphic" style:parent-style-name="standard">
      <style:graphic-properties draw:stroke-linejoin="miter" draw:fill-color="#83caff" draw:textarea-horizontal-align="justify" draw:textarea-vertical-align="middle" draw:auto-grow-height="false" fo:min-height="0cm" fo:min-width="0.5cm"/>
    </style:style>
    <style:style style:name="gr89" style:family="graphic" style:parent-style-name="standard">
      <style:graphic-properties svg:stroke-width="0.2cm" svg:stroke-color="#9966cc" draw:marker-start-width="0.8cm" draw:marker-end-width="0.8cm" svg:stroke-opacity="60%" draw:fill="none" draw:textarea-horizontal-align="justify" draw:textarea-vertical-align="middle" draw:auto-grow-height="false" fo:min-height="0.682cm" fo:min-width="0.432cm" fo:padding-top="0.225cm" fo:padding-bottom="0.225cm" fo:padding-left="0.35cm" fo:padding-right="0.35cm"/>
    </style:style>
    <style:style style:name="gr90" style:family="graphic" style:parent-style-name="standard">
      <style:graphic-properties draw:stroke="dash" draw:stroke-dash="Ultrafine_20_Dashed" svg:stroke-width="1.5cm" svg:stroke-color="#808080" draw:marker-start-width="2.7cm" draw:marker-end-width="2.7cm" svg:stroke-opacity="50%" svg:stroke-linecap="round" draw:fill="none" draw:fill-color="#808080" draw:textarea-horizontal-align="justify" draw:textarea-vertical-align="middle" draw:auto-grow-height="false" fo:min-height="0cm" fo:min-width="0cm" fo:padding-top="0.875cm" fo:padding-bottom="0.875cm" fo:padding-left="1cm" fo:padding-right="1cm"/>
    </style:style>
    <style:style style:name="gr9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8cm" fo:min-width="26.498cm" fo:padding-top="0.426cm" fo:padding-bottom="0.426cm" fo:padding-left="0.551cm" fo:padding-right="0.551cm"/>
    </style:style>
    <style:style style:name="gr9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6.042cm" fo:min-width="16.192cm" fo:padding-top="0.179cm" fo:padding-bottom="0.179cm" fo:padding-left="0.304cm" fo:padding-right="0.304cm"/>
    </style:style>
    <style:style style:name="gr93"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2.748cm" fo:min-width="20.498cm" fo:padding-top="0.426cm" fo:padding-bottom="0.426cm" fo:padding-left="0.551cm" fo:padding-right="0.551cm"/>
    </style:style>
    <style:style style:name="gr94"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9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6.042cm" fo:min-width="1.392cm" fo:padding-top="0.179cm" fo:padding-bottom="0.179cm" fo:padding-left="0.304cm" fo:padding-right="0.304cm"/>
    </style:style>
    <style:style style:name="gr9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5.242cm" fo:min-width="6.192cm" fo:padding-top="0.179cm" fo:padding-bottom="0.179cm" fo:padding-left="0.304cm" fo:padding-right="0.304cm"/>
    </style:style>
    <style:style style:name="gr9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242cm" fo:min-width="11.392cm" fo:padding-top="0.179cm" fo:padding-bottom="0.179cm" fo:padding-left="0.304cm" fo:padding-right="0.304cm"/>
    </style:style>
    <style:style style:name="gr9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242cm" fo:min-width="1.392cm" fo:padding-top="0.179cm" fo:padding-bottom="0.179cm" fo:padding-left="0.304cm" fo:padding-right="0.304cm"/>
    </style:style>
    <style:style style:name="gr9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042cm" fo:min-width="1.792cm" fo:padding-top="0.179cm" fo:padding-bottom="0.179cm" fo:padding-left="0.304cm" fo:padding-right="0.304cm"/>
    </style:style>
    <style:style style:name="gr10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442cm" fo:min-width="1.792cm" fo:padding-top="0.179cm" fo:padding-bottom="0.179cm" fo:padding-left="0.304cm" fo:padding-right="0.304cm"/>
    </style:style>
    <style:style style:name="gr10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5.442cm" fo:min-width="6.192cm" fo:padding-top="0.179cm" fo:padding-bottom="0.179cm" fo:padding-left="0.304cm" fo:padding-right="0.304cm"/>
    </style:style>
    <style:style style:name="gr102" style:family="graphic" style:parent-style-name="measure" style:list-style-name="L1">
      <style:graphic-properties draw:textarea-vertical-align="middle" draw:line-distance="0.6cm" draw:placing="above"/>
    </style:style>
    <style:style style:name="gr103" style:family="graphic" style:parent-style-name="measure" style:list-style-name="L1">
      <style:graphic-properties draw:textarea-vertical-align="middle" draw:line-distance="1cm" draw:placing="below"/>
    </style:style>
    <style:style style:name="gr104" style:family="graphic" style:parent-style-name="measure" style:list-style-name="L1">
      <style:graphic-properties draw:textarea-vertical-align="middle" draw:line-distance="0.6cm" draw:placing="above"/>
    </style:style>
    <style:style style:name="gr105" style:family="graphic" style:parent-style-name="measure">
      <style:graphic-properties draw:stroke-linejoin="bevel" draw:textarea-vertical-align="middle" draw:line-distance="0.2cm" draw:end-guide="0cm" draw:placing="below"/>
    </style:style>
    <style:style style:name="gr106" style:family="graphic" style:parent-style-name="measure">
      <style:graphic-properties draw:stroke-linejoin="bevel" draw:textarea-vertical-align="middle" draw:line-distance="0.301cm" draw:placing="above"/>
    </style:style>
    <style:style style:name="gr107" style:family="graphic" style:parent-style-name="measure">
      <style:graphic-properties draw:stroke-linejoin="bevel" draw:textarea-vertical-align="middle" draw:line-distance="0.4cm" draw:placing="above"/>
    </style:style>
    <style:style style:name="gr108" style:family="graphic" style:parent-style-name="measure">
      <style:graphic-properties draw:stroke-linejoin="bevel" draw:textarea-vertical-align="middle" draw:line-distance="0.5cm" draw:placing="below"/>
    </style:style>
    <style:style style:name="gr109" style:family="graphic" style:parent-style-name="measure">
      <style:graphic-properties draw:stroke-linejoin="bevel" draw:textarea-vertical-align="middle" draw:line-distance="0.5cm" draw:placing="above"/>
    </style:style>
    <style:style style:name="gr110" style:family="graphic" style:parent-style-name="standard">
      <style:graphic-properties svg:stroke-width="0.2cm" svg:stroke-color="#666666" draw:marker-start-width="0.8cm" draw:marker-end-width="0.8cm" draw:fill="solid" draw:fill-color="#999999" draw:textarea-horizontal-align="justify" draw:textarea-vertical-align="middle" draw:auto-grow-height="false" fo:min-height="0.35cm" fo:min-width="4.9cm" fo:padding-top="0.225cm" fo:padding-bottom="0.225cm" fo:padding-left="0.35cm" fo:padding-right="0.35cm"/>
    </style:style>
    <style:style style:name="gr111" style:family="graphic" style:parent-style-name="standard">
      <style:graphic-properties svg:stroke-width="0.2cm" svg:stroke-color="#666666" draw:marker-start-width="0.8cm" draw:marker-end-width="0.8cm" draw:fill="solid" draw:fill-color="#999999" draw:textarea-horizontal-align="justify" draw:textarea-vertical-align="middle" draw:auto-grow-height="false" fo:min-height="1.365cm" fo:min-width="2.101cm" fo:padding-top="0.225cm" fo:padding-bottom="0.225cm" fo:padding-left="0.35cm" fo:padding-right="0.35cm"/>
    </style:style>
    <style:style style:name="gr112"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242cm" fo:min-width="0cm" fo:padding-top="0.179cm" fo:padding-bottom="0.179cm" fo:padding-left="0.304cm" fo:padding-right="0.304cm"/>
    </style:style>
    <style:style style:name="gr113"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114"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cm" fo:min-width="0cm" fo:padding-top="0.5cm" fo:padding-bottom="0.5cm" fo:padding-left="0.5cm" fo:padding-right="0.5cm"/>
    </style:style>
    <style:style style:name="gr115" style:family="graphic" style:parent-style-name="objectwithoutfill">
      <style:graphic-properties draw:marker-end="Arrow" draw:marker-end-width="0.3cm" draw:fill="none" draw:textarea-vertical-align="middle"/>
    </style:style>
    <style:style style:name="gr116" style:family="graphic" style:parent-style-name="measure" style:list-style-name="L1">
      <style:graphic-properties draw:textarea-vertical-align="middle" draw:line-distance="0.6cm" draw:placing="above"/>
    </style:style>
    <style:style style:name="gr117" style:family="graphic" style:parent-style-name="measure" style:list-style-name="L1">
      <style:graphic-properties draw:textarea-vertical-align="middle" draw:line-distance="1cm" draw:placing="below"/>
    </style:style>
    <style:style style:name="gr118" style:family="graphic" style:parent-style-name="measure" style:list-style-name="L1">
      <style:graphic-properties draw:textarea-vertical-align="middle" draw:line-distance="0.6cm" draw:placing="above"/>
    </style:style>
    <style:style style:name="gr119"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7.148cm" fo:min-width="26.498cm" fo:padding-top="0.426cm" fo:padding-bottom="0.426cm" fo:padding-left="0.551cm" fo:padding-right="0.551cm"/>
    </style:style>
    <style:style style:name="gr12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3.842cm" fo:min-width="16.592cm" fo:padding-top="0.179cm" fo:padding-bottom="0.179cm" fo:padding-left="0.304cm" fo:padding-right="0.304cm"/>
    </style:style>
    <style:style style:name="gr121"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748cm" fo:min-width="23.098cm" fo:padding-top="0.426cm" fo:padding-bottom="0.426cm" fo:padding-left="0.551cm" fo:padding-right="0.551cm"/>
    </style:style>
    <style:style style:name="gr12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5.242cm" fo:min-width="4.992cm" fo:padding-top="0.179cm" fo:padding-bottom="0.179cm" fo:padding-left="0.304cm" fo:padding-right="0.304cm"/>
    </style:style>
    <style:style style:name="gr12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242cm" fo:min-width="9.992cm" fo:padding-top="0.179cm" fo:padding-bottom="0.179cm" fo:padding-left="0.304cm" fo:padding-right="0.304cm"/>
    </style:style>
    <style:style style:name="gr12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242cm" fo:min-width="5.192cm" fo:padding-top="0.179cm" fo:padding-bottom="0.179cm" fo:padding-left="0.304cm" fo:padding-right="0.304cm"/>
    </style:style>
    <style:style style:name="gr12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442cm" fo:min-width="1.78cm" fo:padding-top="0.179cm" fo:padding-bottom="0.179cm" fo:padding-left="0.304cm" fo:padding-right="0.304cm"/>
    </style:style>
    <style:style style:name="gr12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442cm" fo:min-width="2.192cm" fo:padding-top="0.179cm" fo:padding-bottom="0.179cm" fo:padding-left="0.304cm" fo:padding-right="0.304cm"/>
    </style:style>
    <style:style style:name="gr127" style:family="graphic" style:parent-style-name="measure" style:list-style-name="L1">
      <style:graphic-properties draw:textarea-vertical-align="middle" draw:line-distance="0.6cm" draw:placing="above"/>
    </style:style>
    <style:style style:name="gr128" style:family="graphic" style:parent-style-name="measure" style:list-style-name="L1">
      <style:graphic-properties draw:textarea-vertical-align="middle" draw:line-distance="1cm" draw:placing="below"/>
    </style:style>
    <style:style style:name="gr129" style:family="graphic" style:parent-style-name="measure" style:list-style-name="L1">
      <style:graphic-properties draw:textarea-vertical-align="middle" draw:line-distance="0.6cm" draw:placing="above"/>
    </style:style>
    <style:style style:name="gr13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748cm" fo:min-width="20.498cm" fo:padding-top="0.426cm" fo:padding-bottom="0.426cm" fo:padding-left="0.551cm" fo:padding-right="0.551cm"/>
    </style:style>
    <style:style style:name="gr131" style:family="graphic" style:parent-style-name="measure" style:list-style-name="L1">
      <style:graphic-properties draw:textarea-vertical-align="middle" draw:line-distance="0.6cm" draw:placing="above"/>
    </style:style>
    <style:style style:name="gr132" style:family="graphic" style:parent-style-name="measure" style:list-style-name="L1">
      <style:graphic-properties draw:textarea-vertical-align="middle" draw:line-distance="1cm" draw:placing="below"/>
    </style:style>
    <style:style style:name="gr133" style:family="graphic" style:parent-style-name="measure" style:list-style-name="L1">
      <style:graphic-properties draw:textarea-vertical-align="middle" draw:line-distance="0.6cm" draw:placing="above"/>
    </style:style>
    <style:style style:name="P1" style:family="paragraph">
      <loext:graphic-properties draw:fill-color="#b3b3b3"/>
      <style:paragraph-properties fo:text-align="center"/>
      <style:text-properties fo:font-size="24pt" fo:language="nl" fo:country="NL"/>
    </style:style>
    <style:style style:name="P2" style:family="paragraph">
      <style:paragraph-properties fo:text-align="center"/>
    </style:style>
    <style:style style:name="P3" style:family="paragraph">
      <loext:graphic-properties draw:fill-color="#b3b3b3"/>
      <style:paragraph-properties fo:text-align="center"/>
      <style:text-properties fo:font-size="14pt" fo:language="nl" fo:country="NL" style:font-size-asian="18pt" style:font-size-complex="18pt" style:font-weight-complex="normal"/>
    </style:style>
    <style:style style:name="P4" style:family="paragraph">
      <loext:graphic-properties draw:fill-color="#ffff99"/>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e6e6e6"/>
      <style:paragraph-properties fo:text-align="center"/>
      <style:text-properties fo:font-size="24pt" fo:language="nl" fo:country="NL" style:font-weight-complex="normal"/>
    </style:style>
    <style:style style:name="P7" style:family="paragraph">
      <loext:graphic-properties draw:fill-color="#b3b3b3" draw:opacity="50%"/>
      <style:paragraph-properties fo:text-align="center"/>
      <style:text-properties fo:font-size="24pt" fo:language="nl" fo:country="NL"/>
    </style:style>
    <style:style style:name="P8"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9"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10" style:family="paragraph">
      <loext:graphic-properties draw:fill="none" draw:fill-color="#ffffff"/>
    </style:style>
    <style:style style:name="P11"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12"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color="#9966cc"/>
      <style:paragraph-properties fo:text-align="center"/>
    </style:style>
    <style:style style:name="P15"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16" style:family="paragraph">
      <loext:graphic-properties draw:fill="solid" draw:fill-color="#729fcf" draw:opacity="50%"/>
      <style:paragraph-properties fo:text-align="center"/>
      <style:text-properties fo:font-size="24pt" fo:language="nl" fo:country="NL" style:font-weight-complex="normal"/>
    </style:style>
    <style:style style:name="P17" style:family="paragraph">
      <loext:graphic-properties draw:fill="solid" draw:fill-color="#729fcf"/>
      <style:paragraph-properties fo:text-align="center"/>
      <style:text-properties fo:font-size="24pt" fo:language="nl" fo:country="NL" style:font-weight-complex="normal"/>
    </style:style>
    <style:style style:name="P18" style:family="paragraph">
      <loext:graphic-properties draw:fill-color="#729fcf"/>
      <style:paragraph-properties fo:text-align="center"/>
      <style:text-properties fo:font-size="14pt" fo:language="nl" fo:country="NL" style:font-size-asian="18pt" style:font-size-complex="18pt" style:font-weight-complex="normal"/>
    </style:style>
    <style:style style:name="P19" style:family="paragraph">
      <loext:graphic-properties draw:fill="none" draw:fill-color="#cccccc"/>
      <style:paragraph-properties fo:text-align="center"/>
      <style:text-properties fo:language="nl" fo:country="NL"/>
    </style:style>
    <style:style style:name="P20" style:family="paragraph">
      <style:paragraph-properties fo:margin-left="0cm" fo:margin-right="0cm" fo:margin-top="0cm" fo:margin-bottom="0cm" fo:line-height="100%" fo:text-align="center" fo:text-indent="0cm"/>
      <style:text-properties fo:language="nl" fo:country="NL"/>
    </style:style>
    <style:style style:name="P2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text-align="center"/>
    </style:style>
    <style:style style:name="P23" style:family="paragraph">
      <loext:graphic-properties draw:fill-color="#c0c0c0"/>
      <style:paragraph-properties fo:text-align="center"/>
      <style:text-properties fo:font-size="24pt" fo:language="nl" fo:country="NL"/>
    </style:style>
    <style:style style:name="P24" style:family="paragraph">
      <loext:graphic-properties draw:fill-color="#666666"/>
      <style:paragraph-properties fo:text-align="center"/>
      <style:text-properties fo:font-size="24pt" fo:language="nl" fo:country="NL"/>
    </style:style>
    <style:style style:name="P25" style:family="paragraph">
      <loext:graphic-properties draw:fill="solid" draw:fill-color="#ffffff"/>
      <style:paragraph-properties fo:text-align="center"/>
    </style:style>
    <style:style style:name="P26" style:family="paragraph">
      <loext:graphic-properties draw:fill="hatch" draw:fill-color="#cccccc" draw:fill-hatch-name="Trap3" draw:fill-hatch-solid="true"/>
      <style:paragraph-properties fo:text-align="center"/>
    </style:style>
    <style:style style:name="P27" style:family="paragraph">
      <loext:graphic-properties draw:fill="solid" draw:fill-color="#666666"/>
      <style:paragraph-properties fo:text-align="center"/>
    </style:style>
    <style:style style:name="P28" style:family="paragraph">
      <loext:graphic-properties draw:fill-color="#808080"/>
      <style:paragraph-properties fo:text-align="center"/>
      <style:text-properties fo:font-size="12pt" style:font-size-asian="18pt" style:font-size-complex="18pt" style:font-weight-complex="normal"/>
    </style:style>
    <style:style style:name="P29" style:family="paragraph">
      <loext:graphic-properties draw:fill-color="#808080"/>
      <style:paragraph-properties fo:text-align="center"/>
      <style:text-properties fo:font-size="12pt" fo:language="nl" fo:country="NL" style:font-size-asian="12pt" style:font-size-complex="12pt"/>
    </style:style>
    <style:style style:name="P30" style:family="paragraph">
      <loext:graphic-properties draw:fill-color="#729fcf"/>
      <style:paragraph-properties fo:text-align="center"/>
      <style:text-properties fo:font-size="24pt" fo:language="nl" fo:country="NL"/>
    </style:style>
    <style:style style:name="P31" style:family="paragraph">
      <loext:graphic-properties draw:fill="solid" draw:fill-color="#e6e6e6" draw:opacity="100%"/>
      <style:paragraph-properties fo:text-align="center"/>
      <style:text-properties fo:language="nl" fo:country="NL"/>
    </style:style>
    <style:style style:name="P32" style:family="paragraph">
      <loext:graphic-properties draw:fill-color="#83caff"/>
      <style:paragraph-properties fo:text-align="center"/>
      <style:text-properties fo:language="nl" fo:country="NL"/>
    </style:style>
    <style:style style:name="P33" style:family="paragraph">
      <style:paragraph-properties fo:text-align="center"/>
      <style:text-properties fo:font-size="10pt" fo:language="nl" fo:country="NL" style:font-size-asian="10pt" style:font-size-complex="10pt"/>
    </style:style>
    <style:style style:name="P34" style:family="paragraph">
      <loext:graphic-properties draw:fill="none" draw:fill-color="#808080"/>
      <style:paragraph-properties fo:text-align="center"/>
      <style:text-properties fo:font-size="10pt" fo:language="nl" fo:country="NL" style:font-size-asian="10pt" style:font-size-complex="10pt"/>
    </style:style>
    <style:style style:name="P35"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36" style:family="paragraph">
      <style:paragraph-properties fo:text-align="center"/>
      <style:text-properties fo:font-size="13.8999996185303pt"/>
    </style:style>
    <style:style style:name="P37" style:family="paragraph">
      <style:text-properties fo:font-size="17.8999996185303pt"/>
    </style:style>
    <style:style style:name="P38" style:family="paragraph">
      <loext:graphic-properties draw:fill="solid" draw:fill-color="#666666"/>
      <style:paragraph-properties fo:text-align="center"/>
      <style:text-properties fo:font-size="24pt" fo:language="nl" fo:country="NL"/>
    </style:style>
    <style:style style:name="P39" style:family="paragraph">
      <loext:graphic-properties draw:fill="solid" draw:fill-color="#b3b3b3"/>
      <style:paragraph-properties fo:text-align="center"/>
      <style:text-properties fo:font-size="24pt" fo:language="nl" fo:country="NL"/>
    </style:style>
    <style:style style:name="T1" style:family="text">
      <style:text-properties fo:font-size="14pt" fo:language="nl" fo:country="NL" style:font-size-asian="18pt" style:font-size-complex="18pt" style:font-weight-complex="normal"/>
    </style:style>
    <style:style style:name="T2" style:family="text">
      <style:text-properties style:text-outline="true" fo:font-size="18pt" fo:language="nl" fo:country="NL" style:font-size-asian="18pt" style:font-size-complex="18pt" style:font-weight-complex="normal"/>
    </style:style>
    <style:style style:name="T3" style:family="text">
      <style:text-properties fo:font-size="18pt" fo:language="nl" fo:country="NL" style:font-size-asian="18pt" style:font-size-complex="18pt"/>
    </style:style>
    <style:style style:name="T4" style:family="text">
      <style:text-properties style:font-name="Courier New" fo:font-size="14pt" fo:language="nl" fo:country="NL" style:font-size-asian="18pt" style:font-size-complex="18pt" style:font-weight-complex="normal"/>
    </style:style>
    <style:style style:name="T5" style:family="text">
      <style:text-properties fo:font-size="12pt" style:font-size-asian="12pt" style:font-size-complex="12pt"/>
    </style:style>
    <style:style style:name="T6" style:family="text">
      <style:text-properties fo:font-size="24pt" fo:language="nl" fo:country="NL" style:font-weight-complex="normal"/>
    </style:style>
    <style:style style:name="T7" style:family="text">
      <style:text-properties fo:language="nl" fo:country="NL"/>
    </style:style>
    <style:style style:name="T8"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9" style:family="text">
      <style:text-properties fo:font-size="12pt" style:font-size-asian="18pt" style:font-size-complex="18pt" style:font-weight-complex="normal"/>
    </style:style>
    <style:style style:name="T10" style:family="text">
      <style:text-properties fo:font-size="12pt" fo:language="nl" fo:country="NL" style:font-size-asian="12pt" style:font-size-complex="12pt"/>
    </style:style>
    <style:style style:name="T11" style:family="text">
      <style:text-properties fo:font-size="10pt" fo:language="nl" fo:country="NL" style:font-size-asian="10pt" style:font-size-complex="10pt"/>
    </style:style>
    <style:style style:name="T12" style:family="text">
      <style:text-properties fo:font-size="12pt" fo:language="nl" fo:country="NL" style:font-size-asian="18pt"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6.8cm" svg:height="3.399cm" svg:x="6.3cm" svg:y="7.701cm">
            <text:p/>
            <draw:enhanced-geometry svg:viewBox="0 0 21600 21600" draw:mirror-horizontal="true" draw:mirror-vertical="false" draw:type="rectangle" draw:enhanced-path="M 0 0 L 21600 0 21600 21600 0 21600 0 0 Z N"/>
          </draw:custom-shape>
          <draw:custom-shape draw:style-name="gr2" draw:text-style-name="P3" draw:layer="layout" svg:width="0.8cm" svg:height="0.798cm" svg:x="15.5cm" svg:y="26.279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3" draw:text-style-name="P4" draw:layer="layout" svg:width="0.2cm" svg:height="2.6cm" svg:x="12.3cm" svg:y="7.901cm">
            <text:p/>
            <draw:enhanced-geometry svg:viewBox="0 0 21600 21600" draw:mirror-horizontal="true" draw:mirror-vertical="false" draw:type="rectangle" draw:enhanced-path="M 0 0 L 21600 0 21600 21600 0 21600 0 0 Z N"/>
          </draw:custom-shape>
          <draw:custom-shape draw:style-name="gr3" draw:text-style-name="P4" draw:layer="layout" svg:width="0.2cm" svg:height="2.6cm" svg:x="16.9cm" svg:y="7.901cm">
            <text:p/>
            <draw:enhanced-geometry svg:viewBox="0 0 21600 21600" draw:mirror-horizontal="true" draw:mirror-vertical="false" draw:type="rectangle" draw:enhanced-path="M 0 0 L 21600 0 21600 21600 0 21600 0 0 Z N"/>
          </draw:custom-shape>
          <draw:custom-shape draw:style-name="gr4" draw:text-style-name="P5" draw:layer="layout" svg:width="11.2cm" svg:height="3.2cm" svg:x="9.1cm" svg:y="7.501cm">
            <text:p/>
            <draw:enhanced-geometry svg:viewBox="0 0 21600 21600" draw:mirror-horizontal="false" draw:type="rectangle" draw:enhanced-path="M 0 0 L 21600 0 21600 21600 0 21600 0 0 Z N"/>
          </draw:custom-shape>
          <draw:custom-shape draw:style-name="gr5" draw:text-style-name="P1" draw:layer="layout" svg:width="18cm" svg:height="1.6cm" svg:x="5.7cm" svg:y="6.101cm">
            <text:p/>
            <draw:enhanced-geometry svg:viewBox="0 0 21600 21600" draw:mirror-horizontal="true" draw:mirror-vertical="true" draw:type="rectangle" draw:enhanced-path="M 0 0 L 21600 0 21600 21600 0 21600 0 0 Z N"/>
          </draw:custom-shape>
          <draw:custom-shape draw:style-name="gr6" draw:text-style-name="P6" draw:layer="layout" svg:width="4.2cm" svg:height="6.4cm" draw:transform="rotate (1.5707963267949) translate (11.5cm 10.501cm)">
            <text:p/>
            <draw:enhanced-geometry svg:viewBox="0 0 21600 21600" draw:mirror-horizontal="true" draw:mirror-vertical="true" draw:type="rectangle" draw:enhanced-path="M 0 0 L 21600 0 21600 21600 0 21600 0 0 Z N"/>
          </draw:custom-shape>
          <draw:custom-shape draw:style-name="gr7" draw:text-style-name="P7" draw:layer="layout" svg:width="0.8cm" svg:height="4.2cm" svg:x="14.3cm" svg:y="6.301cm">
            <text:p/>
            <draw:enhanced-geometry svg:viewBox="0 0 21600 21600" draw:mirror-horizontal="true" draw:mirror-vertical="false" draw:type="rectangle" draw:enhanced-path="M 0 0 L 21600 0 21600 21600 0 21600 0 0 Z N"/>
          </draw:custom-shape>
        </draw:g>
        <draw:g>
          <draw:custom-shape draw:style-name="gr8" draw:text-style-name="P8" draw:layer="layout" svg:width="0.8cm" svg:height="0.798cm" svg:x="15.5cm" svg:y="28.3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9" draw:text-style-name="P8" draw:layer="layout" svg:width="16cm" svg:height="0.2cm" svg:x="6.7cm" svg:y="6.1cm">
            <text:p/>
            <draw:enhanced-geometry svg:viewBox="0 0 21600 21600" draw:mirror-horizontal="true" draw:mirror-vertical="false" draw:type="rectangle" draw:enhanced-path="M 0 0 L 21600 0 21600 21600 0 21600 0 0 Z N"/>
          </draw:custom-shape>
          <draw:custom-shape draw:style-name="gr10" draw:text-style-name="P8" draw:layer="layout" svg:width="16.8cm" svg:height="0.2cm" svg:x="6.3cm" svg:y="10.9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23.1cm" svg:y="6.1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5.9cm" svg:y="6.1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5.9cm" svg:y="7.7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23.1cm" svg:y="7.7cm">
            <text:p/>
            <draw:enhanced-geometry svg:viewBox="0 0 21600 21600" draw:mirror-horizontal="tru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3</text:file-name></text:span><text:span text:style-name="T2"><text:s text:c="2"/></text:span><text:span text:style-name="T2"><text:date style:data-style-name="D4" text:date-value="2017-10-26">26-10-2017</text:date></text:span></text:p>
            <text:p><text:span text:style-name="T2">Arend Freije</text:span></text:p>
            <text:p><text:span text:style-name="T2">afreije@inn.nl</text:span></text:p>
            <text:p><text:span text:style-name="T2">06-14143214</text:span></text:p>
          </draw:text-box>
        </draw:frame>
        <draw:frame draw:style-name="gr14" draw:text-style-name="P10" draw:layer="layout" svg:width="0.717cm" svg:height="1.703cm" svg:x="17.7cm" svg:y="26.067cm">
          <draw:text-box>
            <text:p/>
          </draw:text-box>
        </draw:frame>
        <draw:frame draw:style-name="gr15" draw:text-style-name="P11" draw:layer="layout" svg:width="13.2cm" svg:height="1.032cm" svg:x="5.697cm" svg:y="3.268cm">
          <draw:text-box>
            <text:p><text:span text:style-name="T3">Doorsnede fundament west-oost</text:span></text:p>
          </draw:text-box>
        </draw:frame>
        <draw:frame draw:style-name="gr16" draw:text-style-name="P10" draw:layer="layout" svg:width="0.502cm" svg:height="1.195cm" svg:x="22.3cm" svg:y="26.5cm">
          <draw:text-box>
            <text:p/>
          </draw:text-box>
        </draw:frame>
        <draw:custom-shape draw:style-name="gr17" draw:text-style-name="P12" draw:layer="layout" svg:width="2cm" svg:height="1.999cm" svg:x="2.5cm" svg:y="4.501cm">
          <text:p text:style-name="P2"><text:span text:style-name="T4"><text:line-break/></text:span><text:span text:style-name="T4">W <text:s text:c="2"/>O</text:span></text:p>
          <text:p text:style-name="P2"><text:span text:style-name="T4">Z</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8" draw:text-style-name="P13" draw:layer="layout" svg:width="10cm" svg:height="10.289cm" svg:x="16.7cm" svg:y="13.5cm">
          <draw:text-box>
            <text:p><text:span text:style-name="T5">Buffer1 is de vloerverwarming voor de begane grond, wordt op temperatuur gehouden afhankelijk van de gemiddelde buitentemperatuur. De uitstraling naar de vloer is voldoende voor verwarming van de woning. Het opwarmen van buffer1 gebeurt door circulatie vanuit buffer23. Door in de zomer te mengen met buffer4, onstaat koeling.</text:span></text:p>
            <text:p><text:span text:style-name="T5"/></text:p>
            <text:p><text:span text:style-name="T5">Buffer23 zijn voor de opslag van warmte tot 60 °C. Opwarming buffer2 via boiler. Omdat warm water bovenin blijft, zijn er zowel boven als beneden aansluitpunten voor de installatie.</text:span></text:p>
            <text:p><text:span text:style-name="T5"/></text:p>
            <text:p><text:span text:style-name="T5">Buffer4 wordt gebruikt als bron voor de waterpomp. Buffer4 koelt en warmt via de wand en vloer met de bodem, en door menging met buffer1 (koeling woning), en door transmissiewarmte van buffer23</text:span></text:p>
          </draw:text-box>
        </draw:frame>
        <draw:g>
          <draw:custom-shape draw:style-name="gr19" draw:text-style-name="P14" draw:layer="layout" svg:width="12cm" svg:height="0.4cm" svg:x="8.7cm" svg:y="10.7cm">
            <text:p/>
            <draw:enhanced-geometry svg:viewBox="0 0 21600 21600" draw:mirror-horizontal="true" draw:mirror-vertical="true" draw:type="rectangle" draw:enhanced-path="M 0 0 L 21600 0 21600 21600 0 21600 0 0 Z N"/>
          </draw:custom-shape>
          <draw:custom-shape draw:style-name="gr20" draw:text-style-name="P15" draw:layer="layout" svg:width="0.8cm" svg:height="0.8cm" svg:x="15.5cm" svg:y="25.3cm">
            <text:p text:style-name="P2"><text:span text:style-name="T1"><text:s text:c="6"/></text:span><text:span text:style-name="T1">XPS</text:span></text:p>
            <draw:enhanced-geometry svg:viewBox="0 0 21600 21600" draw:mirror-horizontal="false" draw:mirror-vertical="false" draw:type="rectangle" draw:enhanced-path="M 0 0 L 21600 0 21600 21600 0 21600 0 0 Z N"/>
          </draw:custom-shape>
          <draw:custom-shape draw:style-name="gr21" draw:text-style-name="P14" draw:layer="layout" svg:width="0.2cm" svg:height="1.6cm" svg:x="23.5cm" svg:y="6.1cm">
            <text:p/>
            <draw:enhanced-geometry svg:viewBox="0 0 21600 21600" draw:mirror-horizontal="true" draw:mirror-vertical="false" draw:type="rectangle" draw:enhanced-path="M 0 0 L 21600 0 21600 21600 0 21600 0 0 Z N"/>
          </draw:custom-shape>
          <draw:custom-shape draw:style-name="gr21" draw:text-style-name="P14" draw:layer="layout" svg:width="0.2cm" svg:height="1.6cm" svg:x="5.7cm" svg:y="6.1cm">
            <text:p/>
            <draw:enhanced-geometry svg:viewBox="0 0 21600 21600" draw:mirror-horizontal="true" draw:mirror-vertical="false" draw:type="rectangle" draw:enhanced-path="M 0 0 L 21600 0 21600 21600 0 21600 0 0 Z N"/>
          </draw:custom-shape>
        </draw:g>
        <draw:frame draw:style-name="gr22" draw:text-style-name="P13" draw:layer="layout" svg:width="10cm" svg:height="9.811cm" svg:x="6.1cm" svg:y="13.5cm">
          <draw:text-box>
            <text:p><text:span text:style-name="T5">Alle drie buffers zijn gevuld met betongranulaat 20/40, wat voldoende draagkracht heeft om de bovenliggende vloeren en woning te dragen. De holtes in het granulaat worden opgevuld met water, wat zorgt voor een hoge warmtecapaciteit en waarmee de warmte van en naar de buffers wordt gebracht. De buitenkant van buffer4 is niet geïsoleerd, zodat warmteuitwisseling met de bodem kan plaatsvinden. De wanden en vloer van buffer 23 <text:s/>zijn geisoleerd zodat de buffer 23 zijn warmte bewaart. Er zou gebruik kunnen worden gemaakt van XPS of glasschuim platen voor extra isolatie. De tussenwanden zijn niet dragend. De tussenwandjes in buffer1 zijn niet-isolerend, bijv. aardbeton, maar schuimbeton mag ook.</text:span></text:p>
          </draw:text-box>
        </draw:frame>
        <draw:g>
          <draw:custom-shape draw:style-name="gr23" draw:text-style-name="P16" draw:layer="layout" svg:width="16.8cm" svg:height="3cm" svg:x="6.3cm" svg:y="7.9cm">
            <text:p text:style-name="P2"><text:span text:style-name="T6">Buffer4</text:span></text:p>
            <draw:enhanced-geometry svg:viewBox="0 0 21600 21600" draw:mirror-horizontal="false" draw:mirror-vertical="false" draw:type="rectangle" draw:enhanced-path="M 0 0 L 21600 0 21600 21600 0 21600 0 0 Z N"/>
          </draw:custom-shape>
          <draw:custom-shape draw:style-name="gr24" draw:text-style-name="P16" draw:layer="layout" svg:width="10.4cm" svg:height="2.6cm" svg:x="9.5cm" svg:y="7.9cm">
            <text:p text:style-name="P2"><text:span text:style-name="T6">Buffer23</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7.3cm 8.3cm)">
            <text:p/>
            <draw:enhanced-geometry svg:viewBox="0 0 21600 21600" draw:mirror-horizontal="false" draw:mirror-vertical="false" draw:type="rectangle" draw:enhanced-path="M 0 0 L 21600 0 21600 21600 0 21600 0 0 Z N"/>
          </draw:custom-shape>
          <draw:custom-shape draw:style-name="gr26" draw:text-style-name="P16" draw:layer="layout" svg:width="14.8cm" svg:height="0.6cm" svg:x="7.3cm" svg:y="6.5cm">
            <text:p text:style-name="P2"><text:span text:style-name="T6">Buffer1</text:span></text:p>
            <draw:enhanced-geometry svg:viewBox="0 0 21600 21600" draw:mirror-horizontal="false" draw:mirror-vertical="false" draw:type="rectangle" draw:enhanced-path="M 0 0 L 21600 0 21600 21600 0 21600 0 0 Z N"/>
          </draw:custom-shape>
          <draw:custom-shape draw:style-name="gr27" draw:text-style-name="P18" draw:layer="layout" svg:width="0.8cm" svg:height="0.798cm" svg:x="15.5cm" svg:y="27.30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28" draw:text-style-name="P17" draw:layer="layout" svg:width="0.2cm" svg:height="0.2cm" draw:transform="rotate (1.5707963267949) translate (13.1cm 6.9cm)">
            <text:p/>
            <draw:enhanced-geometry svg:viewBox="0 0 21600 21600" draw:mirror-horizontal="true" draw:mirror-vertical="false" draw:type="rectangle" draw:enhanced-path="M 0 0 L 21600 0 21600 21600 0 21600 0 0 Z N"/>
          </draw:custom-shape>
          <draw:custom-shape draw:style-name="gr28" draw:text-style-name="P17" draw:layer="layout" svg:width="0.199cm" svg:height="0.2cm" draw:transform="rotate (1.5707963267949) translate (16.1cm 6.888cm)">
            <text:p/>
            <draw:enhanced-geometry svg:viewBox="0 0 21600 21600" draw:mirror-horizontal="false" draw:mirror-vertical="true" draw:type="rectangle" draw:enhanced-path="M 0 0 L 21600 0 21600 21600 0 21600 0 0 Z N"/>
          </draw:custom-shape>
          <draw:custom-shape draw:style-name="gr25" draw:text-style-name="P17" draw:layer="layout" svg:width="0.2cm" svg:height="1cm" draw:transform="rotate (1.5707963267949) translate (11.1cm 8.3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7.3cm 10.3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1.1cm 10.3cm)">
            <text:p/>
            <draw:enhanced-geometry svg:viewBox="0 0 21600 21600" draw:mirror-horizontal="true" draw:mirror-vertical="false" draw:type="rectangle" draw:enhanced-path="M 0 0 L 21600 0 21600 21600 0 21600 0 0 Z N"/>
          </draw:custom-shape>
        </draw:g>
        <draw:g>
          <draw:custom-shape draw:style-name="gr29" draw:text-style-name="P19"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30" draw:text-style-name="P20" draw:layer="layout" svg:x1="5.9cm" svg:y1="7.7cm" svg:x2="5.9cm" svg:y2="6.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31" draw:text-style-name="P20" draw:layer="layout" svg:x1="6cm" svg:y1="11.1cm" svg:x2="6cm" svg:y2="7.7cm">
            <text:p text:style-name="P20"><text:span text:style-name="T7"><text:measure text:kind="gap"/></text:span><text:span text:style-name="T7"><text:measure text:kind="value">1.700</text:measure></text:span><text:span text:style-name="T7"><text:s/></text:span><text:span text:style-name="T7"><text:measure text:kind="unit">mm</text:measure></text:span><text:span text:style-name="T7"><text:measure text:kind="gap"/></text:span></text:p>
          </draw:measure>
          <draw:measure draw:style-name="gr32" draw:text-style-name="P21" draw:layer="layout" svg:x1="23.3cm" svg:y1="11.2cm" svg:x2="6.1cm" svg:y2="11.2cm">
            <text:p text:style-name="P21"><text:span text:style-name="T8"><text:measure text:kind="gap"/></text:span><text:span text:style-name="T8"><text:measure text:kind="value">8.600</text:measure></text:span><text:span text:style-name="T8"><text:s/></text:span><text:span text:style-name="T8"><text:measure text:kind="unit">mm</text:measure></text:span><text:span text:style-name="T8"><text:measure text:kind="gap"/></text:span></text:p>
          </draw:measure>
        </draw:g>
      </draw:page>
      <draw:page draw:name="page2" draw:style-name="dp1" draw:master-page-name="Default">
        <draw:g>
          <draw:custom-shape draw:style-name="gr33" draw:text-style-name="P1" draw:layer="layout" svg:width="27.2cm" svg:height="3.399cm" svg:x="6.1cm" svg:y="7.701cm">
            <text:p/>
            <draw:enhanced-geometry svg:viewBox="0 0 21600 21600" draw:mirror-horizontal="true" draw:mirror-vertical="false" draw:type="rectangle" draw:enhanced-path="M 0 0 L 21600 0 21600 21600 0 21600 0 0 Z N"/>
          </draw:custom-shape>
          <draw:custom-shape draw:style-name="gr2" draw:text-style-name="P3" draw:layer="layout" svg:width="0.8cm" svg:height="0.798cm" svg:x="15.5cm" svg:y="26.279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34" draw:text-style-name="P5" draw:layer="layout" svg:width="19.6cm" svg:height="3.2cm" svg:x="9.9cm" svg:y="7.5cm">
            <text:p/>
            <draw:enhanced-geometry svg:viewBox="0 0 21600 21600" draw:type="rectangle" draw:enhanced-path="M 0 0 L 21600 0 21600 21600 0 21600 0 0 Z N"/>
          </draw:custom-shape>
          <draw:custom-shape draw:style-name="gr35" draw:text-style-name="P1" draw:layer="layout" svg:width="28cm" svg:height="1.6cm" svg:x="5.7cm" svg:y="6.1cm">
            <text:p/>
            <draw:enhanced-geometry svg:viewBox="0 0 21600 21600" draw:mirror-horizontal="true" draw:mirror-vertical="true" draw:type="rectangle" draw:enhanced-path="M 0 0 L 21600 0 21600 21600 0 21600 0 0 Z N"/>
          </draw:custom-shape>
          <draw:custom-shape draw:style-name="gr36" draw:text-style-name="P22" draw:layer="layout" svg:width="7.2cm" svg:height="3.2cm" svg:x="14.1cm" svg:y="7.7cm">
            <text:p/>
            <draw:enhanced-geometry svg:viewBox="0 0 21600 21600" draw:type="rectangle" draw:enhanced-path="M 0 0 L 21600 0 21600 21600 0 21600 0 0 Z N"/>
          </draw:custom-shape>
          <draw:custom-shape draw:style-name="gr37" draw:text-style-name="P1" draw:layer="layout" svg:width="28cm" svg:height="1.599cm" svg:x="5.7cm" svg:y="6.1cm">
            <text:p/>
            <draw:enhanced-geometry svg:viewBox="0 0 21600 21600" draw:mirror-horizontal="true" draw:mirror-vertical="true" draw:type="rectangle" draw:enhanced-path="M 0 0 L 21600 0 21600 21600 0 21600 0 0 Z N"/>
          </draw:custom-shape>
          <draw:custom-shape draw:style-name="gr38" draw:text-style-name="P6" draw:layer="layout" svg:width="1cm" svg:height="7.2cm" draw:transform="rotate (1.5707963267949) translate (6.3cm 7.3cm)">
            <text:p/>
            <draw:enhanced-geometry svg:viewBox="0 0 21600 21600" draw:mirror-horizontal="true" draw:mirror-vertical="false" draw:type="rectangle" draw:enhanced-path="M 0 0 L 21600 0 21600 21600 0 21600 0 0 Z N"/>
          </draw:custom-shape>
          <draw:custom-shape draw:style-name="gr39" draw:text-style-name="P23" draw:layer="layout" svg:width="0.4cm" svg:height="1.2cm" svg:x="5.9cm" svg:y="6.3cm">
            <text:p/>
            <draw:enhanced-geometry svg:viewBox="0 0 21600 21600" draw:mirror-horizontal="true" draw:mirror-vertical="true" draw:type="rectangle" draw:enhanced-path="M 0 0 L 21600 0 21600 21600 0 21600 0 0 Z N"/>
          </draw:custom-shape>
        </draw:g>
        <draw:g>
          <draw:custom-shape draw:style-name="gr8" draw:text-style-name="P8" draw:layer="layout" svg:width="0.8cm" svg:height="0.798cm" svg:x="15.5cm" svg:y="28.3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40" draw:text-style-name="P8" draw:layer="layout" svg:width="18.6cm" svg:height="0.2cm" svg:x="6.5cm" svg:y="6.1cm">
            <text:p/>
            <draw:enhanced-geometry svg:viewBox="0 0 21600 21600" draw:mirror-horizontal="true" draw:mirror-vertical="false" draw:type="rectangle" draw:enhanced-path="M 0 0 L 21600 0 21600 21600 0 21600 0 0 Z N"/>
          </draw:custom-shape>
          <draw:custom-shape draw:style-name="gr41" draw:text-style-name="P8" draw:layer="layout" svg:width="0.6cm" svg:height="1cm" svg:x="32.9cm" svg:y="6.1cm">
            <text:p/>
            <draw:enhanced-geometry svg:viewBox="0 0 21600 21600" draw:mirror-horizontal="true" draw:mirror-vertical="false" draw:type="rectangle" draw:enhanced-path="M 0 0 L 21600 0 21600 21600 0 21600 0 0 Z N"/>
          </draw:custom-shape>
          <draw:custom-shape draw:style-name="gr41" draw:text-style-name="P8" draw:layer="layout" svg:width="0.6cm" svg:height="1cm" svg:x="5.9cm" svg:y="6.1cm">
            <text:p/>
            <draw:enhanced-geometry svg:viewBox="0 0 21600 21600" draw:mirror-horizontal="true" draw:mirror-vertical="false" draw:type="rectangle" draw:enhanced-path="M 0 0 L 21600 0 21600 21600 0 21600 0 0 Z N"/>
          </draw:custom-shape>
          <draw:custom-shape draw:style-name="gr42" draw:text-style-name="P8" draw:layer="layout" svg:width="7.4cm" svg:height="0.2cm" svg:x="25.3cm" svg:y="6.1cm">
            <text:p/>
            <draw:enhanced-geometry svg:viewBox="0 0 21600 21600" draw:mirror-horizontal="true" draw:mirror-vertical="false" draw:type="rectangle" draw:enhanced-path="M 0 0 L 21600 0 21600 21600 0 21600 0 0 Z N"/>
          </draw:custom-shape>
          <draw:custom-shape draw:style-name="gr43" draw:text-style-name="P8" draw:layer="layout" svg:width="27.2cm" svg:height="0.2cm" svg:x="6.1cm" svg:y="10.9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5.9cm" svg:y="7.7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33.1cm" svg:y="7.7cm">
            <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15" draw:text-style-name="P11" draw:layer="layout" svg:width="13.2cm" svg:height="1.032cm" svg:x="5.697cm" svg:y="3.268cm">
          <draw:text-box>
            <text:p><text:span text:style-name="T3">Doorsnede fundament noord-zuid</text:span></text:p>
          </draw:text-box>
        </draw:frame>
        <draw:frame draw:style-name="gr16" draw:text-style-name="P10" draw:layer="layout" svg:width="0.502cm" svg:height="1.195cm" svg:x="22.3cm" svg:y="26.5cm">
          <draw:text-box>
            <text:p/>
          </draw:text-box>
        </draw:frame>
        <draw:g>
          <draw:custom-shape draw:style-name="gr44" draw:text-style-name="P14" draw:layer="layout" svg:width="20cm" svg:height="0.4cm" svg:x="9.7cm" svg:y="10.5cm">
            <text:p/>
            <draw:enhanced-geometry svg:viewBox="0 0 21600 21600" draw:mirror-horizontal="true" draw:mirror-vertical="false" draw:type="rectangle" draw:enhanced-path="M 0 0 L 21600 0 21600 21600 0 21600 0 0 Z N"/>
          </draw:custom-shape>
          <draw:custom-shape draw:style-name="gr21" draw:text-style-name="P14" draw:layer="layout" svg:width="0.4cm" svg:height="1.6cm" svg:x="33.5cm" svg:y="6.1cm">
            <text:p/>
            <draw:enhanced-geometry svg:viewBox="0 0 21600 21600" draw:mirror-horizontal="true" draw:mirror-vertical="false" draw:type="rectangle" draw:enhanced-path="M 0 0 L 21600 0 21600 21600 0 21600 0 0 Z N"/>
          </draw:custom-shape>
          <draw:custom-shape draw:style-name="gr20" draw:text-style-name="P15" draw:layer="layout" svg:width="0.8cm" svg:height="0.8cm" svg:x="15.5cm" svg:y="25.3cm">
            <text:p text:style-name="P2"><text:span text:style-name="T1"><text:s text:c="6"/></text:span><text:span text:style-name="T1">XPS</text:span></text:p>
            <draw:enhanced-geometry svg:viewBox="0 0 21600 21600" draw:mirror-horizontal="false" draw:mirror-vertical="false" draw:type="rectangle" draw:enhanced-path="M 0 0 L 21600 0 21600 21600 0 21600 0 0 Z N"/>
          </draw:custom-shape>
          <draw:custom-shape draw:style-name="gr45" draw:text-style-name="P14" draw:layer="layout" svg:width="0.2cm" svg:height="3cm" svg:x="6.3cm" svg:y="7.7cm">
            <text:p/>
            <draw:enhanced-geometry svg:viewBox="0 0 21600 21600" draw:mirror-horizontal="true" draw:mirror-vertical="false" draw:type="rectangle" draw:enhanced-path="M 0 0 L 21600 0 21600 21600 0 21600 0 0 Z N"/>
          </draw:custom-shape>
          <draw:custom-shape draw:style-name="gr21" draw:text-style-name="P14" draw:layer="layout" svg:width="0.4cm" svg:height="1.6cm" svg:x="5.5cm" svg:y="6.1cm">
            <text:p/>
            <draw:enhanced-geometry svg:viewBox="0 0 21600 21600" draw:mirror-horizontal="true" draw:mirror-vertical="false" draw:type="rectangle" draw:enhanced-path="M 0 0 L 21600 0 21600 21600 0 21600 0 0 Z N"/>
          </draw:custom-shape>
        </draw:g>
        <draw:g>
          <draw:custom-shape draw:style-name="gr46" draw:text-style-name="P16" draw:layer="layout" svg:width="19.2cm" svg:height="3.4cm" svg:x="10.1cm" svg:y="7.3cm">
            <text:p text:style-name="P2"><text:span text:style-name="T6">Buffer23</text:span></text:p>
            <draw:enhanced-geometry svg:viewBox="0 0 21600 21600" draw:mirror-horizontal="false" draw:mirror-vertical="false" draw:type="rectangle" draw:enhanced-path="M 0 0 L 21600 0 21600 21600 0 21600 0 0 Z N"/>
          </draw:custom-shape>
          <draw:custom-shape draw:style-name="gr47" draw:text-style-name="P16" draw:layer="layout" svg:width="26.4cm" svg:height="0.8cm" svg:x="6.5cm" svg:y="6.3cm">
            <text:p text:style-name="P2"><text:span text:style-name="T6">Buffer1</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3.4cm" svg:height="0.2cm" draw:transform="rotate (1.5707963267949) translate (7.7cm 10.5cm)">
            <text:p/>
            <draw:enhanced-geometry svg:viewBox="0 0 21600 21600" draw:mirror-horizontal="true" draw:mirror-vertical="false" draw:type="rectangle" draw:enhanced-path="M 0 0 L 21600 0 21600 21600 0 21600 0 0 Z N"/>
          </draw:custom-shape>
          <draw:custom-shape draw:style-name="gr49" draw:text-style-name="P17" draw:layer="layout" svg:width="1.6cm" svg:height="0.2cm" draw:transform="rotate (1.5707963267949) translate (9.1cm 8.7cm)">
            <text:p/>
            <draw:enhanced-geometry svg:viewBox="0 0 21600 21600" draw:mirror-horizontal="false" draw:mirror-vertical="false" draw:type="rectangle" draw:enhanced-path="M 0 0 L 21600 0 21600 21600 0 21600 0 0 Z N"/>
          </draw:custom-shape>
          <draw:custom-shape draw:style-name="gr27" draw:text-style-name="P18" draw:layer="layout" svg:width="0.8cm" svg:height="0.798cm" svg:x="15.5cm" svg:y="27.30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28" draw:text-style-name="P17" draw:layer="layout" svg:width="0.202cm" svg:height="0.2cm" draw:transform="rotate (1.5707963267949) translate (7.1cm 6.9cm)">
            <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8.3cm 6.7cm)">
            <text:p/>
            <draw:enhanced-geometry svg:viewBox="0 0 21600 21600" draw:mirror-horizontal="false" draw:mirror-vertical="true" draw:type="rectangle" draw:enhanced-path="M 0 0 L 21600 0 21600 21600 0 21600 0 0 Z N"/>
          </draw:custom-shape>
          <draw:custom-shape draw:style-name="gr50" draw:text-style-name="P16" draw:layer="layout" svg:width="26.8cm" svg:height="3cm" svg:x="6.3cm" svg:y="7.9cm">
            <text:p text:style-name="P2"><text:span text:style-name="T6">Buffer4</text:span></text:p>
            <draw:enhanced-geometry svg:viewBox="0 0 21600 21600" draw:mirror-horizontal="false" draw:mirror-vertical="false" draw:type="rectangle" draw:enhanced-path="M 0 0 L 21600 0 21600 21600 0 21600 0 0 Z N"/>
          </draw:custom-shape>
        </draw:g>
        <draw:g>
          <draw:custom-shape draw:style-name="gr29" draw:text-style-name="P19"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51" draw:text-style-name="P21" draw:layer="layout" svg:x1="32.9cm" svg:y1="5.1cm" svg:x2="25.3cm" svg:y2="5.1cm">
            <text:p text:style-name="P21"><text:span text:style-name="T8"><text:measure text:kind="gap"/></text:span><text:span text:style-name="T8"><text:measure text:kind="value">3.800</text:measure></text:span><text:span text:style-name="T8"><text:s/></text:span><text:span text:style-name="T8"><text:measure text:kind="unit">mm</text:measure></text:span><text:span text:style-name="T8"><text:measure text:kind="gap"/></text:span></text:p>
          </draw:measure>
          <draw:measure draw:style-name="gr30" draw:text-style-name="P20" draw:layer="layout" svg:x1="5.5cm" svg:y1="11.3cm" svg:x2="5.5cm" svg:y2="6.1cm">
            <text:p text:style-name="P20"><text:span text:style-name="T7"><text:measure text:kind="gap"/></text:span><text:span text:style-name="T7"><text:measure text:kind="value">2.600</text:measure></text:span><text:span text:style-name="T7"><text:s/></text:span><text:span text:style-name="T7"><text:measure text:kind="unit">mm</text:measure></text:span><text:span text:style-name="T7"><text:measure text:kind="gap"/></text:span></text:p>
          </draw:measure>
          <draw:measure draw:style-name="gr52" draw:text-style-name="P21" draw:layer="layout" svg:x1="33.7cm" svg:y1="5.9cm" svg:x2="5.7cm" svg:y2="5.9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53" draw:text-style-name="P21" draw:layer="layout" svg:x1="24.9cm" svg:y1="5.1cm" svg:x2="6.5cm" svg:y2="5.1cm">
            <text:p text:style-name="P21"><text:span text:style-name="T8"><text:measure text:kind="gap"/></text:span><text:span text:style-name="T8"><text:measure text:kind="value">9.200</text:measure></text:span><text:span text:style-name="T8"><text:s/></text:span><text:span text:style-name="T8"><text:measure text:kind="unit">mm</text:measure></text:span><text:span text:style-name="T8"><text:measure text:kind="gap"/></text:span></text:p>
          </draw:measure>
          <draw:measure draw:style-name="gr54" draw:text-style-name="P20" draw:layer="layout" svg:x1="12.5cm" svg:y1="7.7cm" svg:x2="12.5cm" svg:y2="7.1cm">
            <text:p text:style-name="P20"><text:span text:style-name="T7"><text:measure text:kind="gap"/></text:span><text:span text:style-name="T7"><text:measure text:kind="value">300</text:measure></text:span><text:span text:style-name="T7"><text:s/></text:span><text:span text:style-name="T7"><text:measure text:kind="unit">mm</text:measure></text:span><text:span text:style-name="T7"><text:measure text:kind="gap"/></text:span></text:p>
          </draw:measure>
          <draw:measure draw:style-name="gr55" draw:text-style-name="P20" draw:layer="layout" svg:x1="7.3cm" svg:y1="7.7cm" svg:x2="5.7cm" svg:y2="7.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56" draw:text-style-name="P20" draw:layer="layout" svg:x1="9.1cm" svg:y1="10.7cm" svg:x2="9.1cm" svg:y2="6.3cm">
            <text:p text:style-name="P20"><text:span text:style-name="T7"><text:measure text:kind="gap"/></text:span><text:span text:style-name="T7"><text:measure text:kind="value">2.200</text:measure></text:span><text:span text:style-name="T7"><text:s/></text:span><text:span text:style-name="T7"><text:measure text:kind="unit">mm</text:measure></text:span><text:span text:style-name="T7"><text:measure text:kind="gap"/></text:span></text:p>
          </draw:measure>
          <draw:measure draw:style-name="gr54" draw:text-style-name="P20" draw:layer="layout" svg:x1="13.6cm" svg:y1="8.9cm" svg:x2="13.6cm" svg:y2="8.1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57" draw:text-style-name="P21" draw:layer="layout" svg:x1="28.9cm" svg:y1="11.3cm" svg:x2="10.3cm" svg:y2="11.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58" draw:text-style-name="P21" draw:layer="layout" svg:x1="32.1cm" svg:y1="6.9cm" svg:x2="7.3cm" svg:y2="6.9cm">
            <text:p text:style-name="P21"><text:span text:style-name="T8"><text:measure text:kind="gap"/></text:span><text:span text:style-name="T8"><text:measure text:kind="value">12.400</text:measure></text:span><text:span text:style-name="T8"><text:s/></text:span><text:span text:style-name="T8"><text:measure text:kind="unit">mm</text:measure></text:span><text:span text:style-name="T8"><text:measure text:kind="gap"/></text:span></text:p>
          </draw:measure>
          <draw:measure draw:style-name="gr59" draw:text-style-name="P21" draw:layer="layout" svg:x1="9.7cm" svg:y1="11.3cm" svg:x2="6.5cm" svg:y2="11.3cm">
            <text:p text:style-name="P21"><text:span text:style-name="T8"><text:measure text:kind="gap"/></text:span><text:span text:style-name="T8"><text:measure text:kind="value">1.600</text:measure></text:span><text:span text:style-name="T8"><text:s/></text:span><text:span text:style-name="T8"><text:measure text:kind="unit">mm</text:measure></text:span><text:span text:style-name="T8"><text:measure text:kind="gap"/></text:span></text:p>
          </draw:measure>
          <draw:measure draw:style-name="gr60" draw:text-style-name="P21" draw:layer="layout" svg:x1="32.9cm" svg:y1="11.3cm" svg:x2="29.7cm" svg:y2="11.3cm">
            <text:p text:style-name="P21"><text:span text:style-name="T8"><text:measure text:kind="gap"/></text:span><text:span text:style-name="T8"><text:measure text:kind="value">1.600</text:measure></text:span><text:span text:style-name="T8"><text:s/></text:span><text:span text:style-name="T8"><text:measure text:kind="unit">mm</text:measure></text:span><text:span text:style-name="T8"><text:measure text:kind="gap"/></text:span></text:p>
          </draw:measure>
        </draw:g>
        <draw:frame draw:style-name="gr13" draw:text-style-name="P9" draw:layer="layout" svg:width="9.58cm" svg:height="4.016cm" svg:x="5.717cm" svg:y="24.884cm">
          <draw:text-box>
            <text:p><text:span text:style-name="T2"><text:file-name text:display="name">julianapark-k31-fundament-3</text:file-name></text:span><text:span text:style-name="T2"><text:s text:c="2"/></text:span><text:span text:style-name="T2"><text:date style:data-style-name="D4" text:date-value="2017-10-26">26-10-2017</text:date></text:span></text:p>
            <text:p><text:span text:style-name="T2">Arend Freije</text:span></text:p>
            <text:p><text:span text:style-name="T2">afreije@inn.nl</text:span></text:p>
            <text:p><text:span text:style-name="T2">06-14143214</text:span></text:p>
          </draw:text-box>
        </draw:frame>
      </draw:page>
      <draw:page draw:name="page3" draw:style-name="dp1" draw:master-page-name="Default">
        <draw:g>
          <draw:custom-shape draw:style-name="gr61" draw:text-style-name="P14" draw:layer="layout" svg:width="28.4cm" svg:height="18.8cm" svg:x="5.3cm" svg:y="6.1cm">
            <text:p/>
            <draw:enhanced-geometry svg:viewBox="0 0 21600 21600" draw:mirror-horizontal="true" draw:mirror-vertical="false" draw:type="rectangle" draw:enhanced-path="M 0 0 L 21600 0 21600 21600 0 21600 0 0 Z N"/>
          </draw:custom-shape>
          <draw:custom-shape draw:style-name="gr62" draw:text-style-name="P24" draw:layer="layout" svg:width="27.6cm" svg:height="18cm" svg:x="5.7cm" svg:y="6.5cm">
            <text:p/>
            <draw:enhanced-geometry svg:viewBox="0 0 21600 21600" draw:mirror-horizontal="true" draw:mirror-vertical="true" draw:type="rectangle" draw:enhanced-path="M 0 0 L 21600 0 21600 21600 0 21600 0 0 Z N"/>
          </draw:custom-shape>
          <draw:custom-shape draw:style-name="gr63" draw:text-style-name="P1" draw:layer="layout" svg:width="8cm" svg:height="16.8cm" svg:x="24.7cm" svg:y="7.1cm">
            <text:p/>
            <draw:enhanced-geometry svg:viewBox="0 0 21600 21600" draw:mirror-horizontal="true" draw:mirror-vertical="true" draw:type="rectangle" draw:enhanced-path="M 0 0 L 21600 0 21600 21600 0 21600 0 0 Z N"/>
          </draw:custom-shape>
          <draw:custom-shape draw:style-name="gr64" draw:text-style-name="P24" draw:layer="layout" svg:width="16.2cm" svg:height="8cm" svg:x="6.3cm" svg:y="11.5cm">
            <text:p/>
            <draw:enhanced-geometry svg:viewBox="0 0 21600 21600" draw:mirror-horizontal="false" draw:mirror-vertical="true" draw:type="rectangle" draw:enhanced-path="M 0 0 L 21600 0 21600 21600 0 21600 0 0 Z N"/>
          </draw:custom-shape>
          <draw:custom-shape draw:style-name="gr65" draw:text-style-name="P24" draw:layer="layout" svg:width="6.8cm" svg:height="6cm" svg:x="7.1cm" svg:y="12.3cm">
            <text:p/>
            <draw:enhanced-geometry svg:viewBox="0 0 21600 21600" draw:mirror-horizontal="false" draw:mirror-vertical="true" draw:type="rectangle" draw:enhanced-path="M 0 0 L 21600 0 21600 21600 0 21600 0 0 Z N"/>
          </draw:custom-shape>
          <draw:custom-shape draw:style-name="gr2" draw:text-style-name="P3" draw:layer="layout" svg:width="0.8cm" svg:height="0.798cm" svg:x="15.3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3cm" svg:y="25.5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66" draw:text-style-name="P24" draw:layer="layout" svg:width="0.8cm" svg:height="10.2cm" svg:x="28.7cm" svg:y="10.3cm">
            <text:p/>
            <draw:enhanced-geometry svg:viewBox="0 0 21600 21600" draw:mirror-horizontal="true" draw:mirror-vertical="true" draw:type="rectangle" draw:enhanced-path="M 0 0 L 21600 0 21600 21600 0 21600 0 0 Z N"/>
          </draw:custom-shape>
          <draw:custom-shape draw:style-name="gr67" draw:text-style-name="P17" draw:layer="layout" svg:width="12cm" svg:height="4.2cm" draw:transform="rotate (1.5707963267949) translate (25.3cm 21.5cm)">
            <text:p/>
            <draw:enhanced-geometry svg:viewBox="0 0 21600 21600" draw:mirror-horizontal="false" draw:mirror-vertical="false" draw:type="rectangle" draw:enhanced-path="M 0 0 L 21600 0 21600 21600 0 21600 0 0 Z N"/>
          </draw:custom-shape>
          <draw:custom-shape draw:style-name="gr68" draw:text-style-name="P24" draw:layer="layout" svg:width="7.2cm" svg:height="16cm" svg:x="25.1cm" svg:y="7.5cm">
            <text:p/>
            <draw:enhanced-geometry svg:viewBox="0 0 21600 21600" draw:mirror-horizontal="false" draw:mirror-vertical="true" draw:type="rectangle" draw:enhanced-path="M 0 0 L 21600 0 21600 21600 0 21600 0 0 Z N"/>
          </draw:custom-shape>
        </draw:g>
        <draw:custom-shape draw:style-name="gr17" draw:text-style-name="P12" draw:layer="layout" svg:width="2cm" svg:height="1.999cm" svg:x="2.5cm" svg:y="4.6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69" draw:text-style-name="P11" draw:layer="layout" svg:width="13.2cm" svg:height="1.673cm" svg:x="5.697cm" svg:y="3.468cm">
          <draw:text-box>
            <text:p><text:span text:style-name="T3">Vloer begane grond</text:span></text:p>
          </draw:text-box>
        </draw:frame>
        <draw:frame draw:style-name="gr16" draw:text-style-name="P10" draw:layer="layout" svg:width="0.502cm" svg:height="1.195cm" svg:x="22.3cm" svg:y="26.5cm">
          <draw:text-box>
            <text:p/>
          </draw:text-box>
        </draw:frame>
        <draw:g>
          <draw:custom-shape draw:style-name="gr70"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71" draw:text-style-name="P21" draw:layer="layout" svg:x1="32.7cm" svg:y1="5.3cm" svg:x2="24.9cm" svg:y2="5.3cm">
            <text:p text:style-name="P21"><text:span text:style-name="T8"><text:measure text:kind="gap"/></text:span><text:span text:style-name="T8"><text:measure text:kind="value">3.900</text:measure></text:span><text:span text:style-name="T8"><text:s/></text:span><text:span text:style-name="T8"><text:measure text:kind="unit">mm</text:measure></text:span><text:span text:style-name="T8"><text:measure text:kind="gap"/></text:span></text:p>
          </draw:measure>
          <draw:measure draw:style-name="gr72" draw:text-style-name="P20" draw:layer="layout" svg:x1="5.3cm" svg:y1="24.9cm" svg:x2="5.2cm" svg:y2="6.1cm">
            <text:p text:style-name="P20"><text:span text:style-name="T7"><text:measure text:kind="gap"/></text:span><text:span text:style-name="T7"><text:measure text:kind="value">9.400</text:measure></text:span><text:span text:style-name="T7"><text:s/></text:span><text:span text:style-name="T7"><text:measure text:kind="unit">mm</text:measure></text:span><text:span text:style-name="T7"><text:measure text:kind="gap"/></text:span></text:p>
          </draw:measure>
          <draw:measure draw:style-name="gr73" draw:text-style-name="P21" draw:layer="layout" svg:x1="33.7cm" svg:y1="6.1cm" svg:x2="5.3cm" svg:y2="6.1cm">
            <text:p text:style-name="P21"><text:span text:style-name="T8"><text:measure text:kind="gap"/></text:span><text:span text:style-name="T8"><text:measure text:kind="value">14.200</text:measure></text:span><text:span text:style-name="T8"><text:s/></text:span><text:span text:style-name="T8"><text:measure text:kind="unit">mm</text:measure></text:span><text:span text:style-name="T8"><text:measure text:kind="gap"/></text:span></text:p>
          </draw:measure>
          <draw:measure draw:style-name="gr74" draw:text-style-name="P21" draw:layer="layout" svg:x1="24.9cm" svg:y1="5.3cm" svg:x2="6.3cm" svg:y2="5.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75" draw:text-style-name="P20" draw:layer="layout" svg:x1="32.3cm" svg:y1="9.3cm" svg:x2="25.1cm" svg:y2="9.296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measure draw:style-name="gr76" draw:text-style-name="P20" draw:layer="layout" svg:x1="23.5cm" svg:y1="24.5cm" svg:x2="23.5cm" svg:y2="6.5cm">
            <text:p text:style-name="P20"><text:span text:style-name="T7"><text:measure text:kind="gap"/></text:span><text:span text:style-name="T7"><text:measure text:kind="value">9.000</text:measure></text:span><text:span text:style-name="T7"><text:s/></text:span><text:span text:style-name="T7"><text:measure text:kind="unit">mm</text:measure></text:span><text:span text:style-name="T7"><text:measure text:kind="gap"/></text:span></text:p>
          </draw:measure>
          <draw:measure draw:style-name="gr75" draw:text-style-name="P20" draw:layer="layout" svg:x1="24.7cm" svg:y1="9.296cm" svg:x2="5.7cm" svg:y2="9.296cm">
            <text:p text:style-name="P20"><text:span text:style-name="T7"><text:measure text:kind="gap"/></text:span><text:span text:style-name="T7"><text:measure text:kind="value">9.500</text:measure></text:span><text:span text:style-name="T7"><text:s/></text:span><text:span text:style-name="T7"><text:measure text:kind="unit">mm</text:measure></text:span><text:span text:style-name="T7"><text:measure text:kind="gap"/></text:span></text:p>
          </draw:measure>
          <draw:measure draw:style-name="gr75" draw:text-style-name="P20" draw:layer="layout" svg:x1="25.1cm" svg:y1="10.3cm" svg:x2="24.7cm" svg:y2="10.3cm">
            <text:p text:style-name="P20"><text:span text:style-name="T7"><text:measure text:kind="gap"/></text:span><text:span text:style-name="T7"><text:measure text:kind="value">200</text:measure></text:span><text:span text:style-name="T7"><text:s/></text:span><text:span text:style-name="T7"><text:measure text:kind="unit">mm</text:measure></text:span><text:span text:style-name="T7"><text:measure text:kind="gap"/></text:span></text:p>
          </draw:measure>
          <draw:measure draw:style-name="gr76" draw:text-style-name="P20" draw:layer="layout" svg:x1="31.3cm" svg:y1="23.5cm" svg:x2="31.3cm" svg:y2="7.5cm">
            <text:p text:style-name="P20"><text:span text:style-name="T7"><text:measure text:kind="gap"/></text:span><text:span text:style-name="T7"><text:measure text:kind="value">8.000</text:measure></text:span><text:span text:style-name="T7"><text:s/></text:span><text:span text:style-name="T7"><text:measure text:kind="unit">mm</text:measure></text:span><text:span text:style-name="T7"><text:measure text:kind="gap"/></text:span></text:p>
          </draw:measure>
        </draw:g>
        <draw:g>
          <draw:g>
            <draw:custom-shape draw:style-name="gr77" draw:text-style-name="P25" draw:layer="layout" svg:width="5.6cm" svg:height="5.6cm" draw:transform="rotate (1.5707963267949) translate (6.5cm 1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78" draw:text-style-name="P6" draw:layer="layout" svg:width="4.955cm" svg:height="1.969cm" draw:transform="rotate (2.35619449019234) translate (10.603cm 15.796cm)">
                <text:p/>
                <draw:enhanced-geometry svg:viewBox="0 0 21600 21600" draw:mirror-horizontal="true" draw:mirror-vertical="false" draw:type="rectangle" draw:enhanced-path="M 0 0 L 21600 0 21600 21600 0 21600 0 0 Z N"/>
              </draw:custom-shape>
              <draw:custom-shape draw:style-name="gr79" draw:text-style-name="P26" draw:layer="layout" svg:width="1.734cm" svg:height="1.624cm" draw:transform="rotate (0.785398163397448) translate (9.534cm 12.213cm)">
                <text:p/>
                <draw:enhanced-geometry svg:viewBox="0 0 21600 21600" draw:mirror-horizontal="true" draw:mirror-vertical="false" draw:type="rectangle" draw:enhanced-path="M 0 0 L 21600 0 21600 21600 0 21600 0 0 Z N"/>
              </draw:custom-shape>
            </draw:g>
            <draw:custom-shape draw:style-name="gr80" draw:text-style-name="P27" draw:layer="layout" svg:width="5.6cm" svg:height="0.8cm" svg:x="6.5cm" svg:y="17.9cm">
              <text:p/>
              <draw:enhanced-geometry svg:viewBox="0 0 21600 21600" draw:type="rectangle" draw:enhanced-path="M 0 0 L 21600 0 21600 21600 0 21600 0 0 Z N"/>
            </draw:custom-shape>
            <draw:custom-shape draw:style-name="gr81" draw:text-style-name="P27" draw:layer="layout" svg:width="5.6cm" svg:height="5.6cm" draw:transform="rotate (1.5707963267949) translate (6.5cm 17.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2" draw:text-style-name="P28" draw:layer="layout" svg:width="1.2cm" svg:height="1.2cm" draw:transform="rotate (-0.785398163397448) translate (7.349cm 14.9cm)">
              <text:p text:style-name="P2"><text:span text:style-name="T9">Was-</text:span></text:p>
              <text:p text:style-name="P2"><text:span text:style-name="T9">machine</text:span></text:p>
              <draw:enhanced-geometry svg:viewBox="0 0 21600 21600" draw:mirror-horizontal="false" draw:mirror-vertical="false" draw:type="rectangle" draw:enhanced-path="M 0 0 L 21600 0 21600 21600 0 21600 0 0 Z N"/>
            </draw:custom-shape>
            <draw:measure draw:style-name="gr55" draw:text-style-name="P20" draw:layer="layout" svg:x1="12.1cm" svg:y1="17.7cm" svg:x2="6.5cm" svg:y2="17.7cm">
              <text:p text:style-name="P20"><text:span text:style-name="T7"><text:measure text:kind="gap"/></text:span><text:span text:style-name="T7"><text:measure text:kind="value">2.800</text:measure></text:span><text:span text:style-name="T7"><text:s/></text:span><text:span text:style-name="T7"><text:measure text:kind="unit">mm</text:measure></text:span><text:span text:style-name="T7"><text:measure text:kind="gap"/></text:span></text:p>
            </draw:measure>
            <draw:measure draw:style-name="gr83" draw:text-style-name="P20" draw:layer="layout" svg:x1="11.7cm" svg:y1="12.3cm" svg:x2="11.7cm" svg:y2="18.7cm">
              <text:p text:style-name="P20"><text:span text:style-name="T7"><text:measure text:kind="gap"/></text:span><text:span text:style-name="T7"><text:measure text:kind="value">3.200</text:measure></text:span><text:span text:style-name="T7"><text:s/></text:span><text:span text:style-name="T7"><text:measure text:kind="unit">mm</text:measure></text:span><text:span text:style-name="T7"><text:measure text:kind="gap"/></text:span></text:p>
            </draw:measure>
            <draw:g>
              <draw:custom-shape draw:style-name="gr84" draw:text-style-name="P2" draw:layer="layout" svg:width="1.4cm" svg:height="1.4cm" svg:x="6.7cm" svg:y="12.5cm">
                <text:p/>
                <draw:enhanced-geometry svg:viewBox="0 0 21600 21600" draw:mirror-horizontal="false" draw:mirror-vertical="false" draw:type="rectangle" draw:enhanced-path="M 0 0 L 21600 0 21600 21600 0 21600 0 0 Z N"/>
              </draw:custom-shape>
              <draw:custom-shape draw:style-name="gr85" draw:text-style-name="P29" draw:layer="layout" svg:width="0.7cm" svg:height="0.703cm" svg:x="7.052cm" svg:y="12.87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g>
              <draw:custom-shape draw:style-name="gr86" draw:text-style-name="P30" draw:layer="layout" svg:width="1cm" svg:height="4.8cm" svg:x="5.3cm" svg:y="13.1cm">
                <text:p/>
                <draw:enhanced-geometry svg:viewBox="0 0 21600 21600" draw:mirror-horizontal="false" draw:mirror-vertical="true" draw:type="rectangle" draw:enhanced-path="M 0 0 L 21600 0 21600 21600 0 21600 0 0 Z N"/>
              </draw:custom-shape>
              <draw:custom-shape draw:style-name="gr87" draw:text-style-name="P31" draw:layer="layout" svg:width="1cm" svg:height="1cm" svg:x="5.3cm" svg:y="15.1cm">
                <text:p/>
                <draw:enhanced-geometry svg:viewBox="0 0 21600 21600" draw:mirror-horizontal="false" draw:mirror-vertical="false" draw:type="rectangle" draw:enhanced-path="M 0 0 L 21600 0 21600 21600 0 21600 0 0 Z N"/>
              </draw:custom-shape>
              <draw:custom-shape draw:style-name="gr88" draw:text-style-name="P32" draw:layer="layout" svg:width="1cm" svg:height="0.2cm" draw:transform="rotate (1.5707963267949) translate (5.5cm 16.1cm)">
                <text:p/>
                <draw:enhanced-geometry svg:viewBox="0 0 21600 21600" draw:mirror-horizontal="false" draw:mirror-vertical="true" draw:type="rectangle" draw:enhanced-path="M 0 0 L 21600 0 21600 21600 0 21600 0 0 Z N"/>
              </draw:custom-shape>
            </draw:g>
            <draw:g>
              <draw:custom-shape draw:style-name="gr89" draw:text-style-name="P5" draw:layer="layout" svg:width="1.6cm" svg:height="1.6cm" svg:x="6.5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4" draw:layer="layout" svg:width="0.02cm" svg:height="0.02cm" svg:x="7.3cm" svg:y="13.9cm">
                <text:p text:style-name="P33"><text:span text:style-name="T11">boiler</text:span></text:p>
                <draw:enhanced-geometry svg:viewBox="0 0 21600 21600" draw:mirror-horizontal="false" draw:mirror-vertical="false" draw:type="rectangle" draw:enhanced-path="M 0 0 L 21600 0 21600 21600 0 21600 0 0 Z N"/>
              </draw:custom-shape>
            </draw:g>
          </draw:g>
        </draw:g>
        <draw:frame draw:style-name="gr13" draw:text-style-name="P9" draw:layer="layout" svg:width="9.58cm" svg:height="4.016cm" svg:x="5.717cm" svg:y="24.884cm">
          <draw:text-box>
            <text:p><text:span text:style-name="T2"><text:file-name text:display="name">julianapark-k31-fundament-3</text:file-name></text:span><text:span text:style-name="T2"><text:s text:c="2"/></text:span><text:span text:style-name="T2"><text:date style:data-style-name="D4" text:date-value="2017-10-26">26-10-2017</text:date></text:span></text:p>
            <text:p><text:span text:style-name="T2">Arend Freije</text:span></text:p>
            <text:p><text:span text:style-name="T2">afreije@inn.nl</text:span></text:p>
            <text:p><text:span text:style-name="T2">06-14143214</text:span></text:p>
          </draw:text-box>
        </draw:frame>
      </draw:page>
      <draw:page draw:name="page4" draw:style-name="dp1" draw:master-page-name="Default">
        <draw:g>
          <draw:custom-shape draw:style-name="gr61" draw:text-style-name="P14" draw:layer="layout" svg:width="28.4cm" svg:height="18.8cm" svg:x="5.3cm" svg:y="6.1cm">
            <text:p/>
            <draw:enhanced-geometry svg:viewBox="0 0 21600 21600" draw:mirror-horizontal="true" draw:mirror-vertical="false" draw:type="rectangle" draw:enhanced-path="M 0 0 L 21600 0 21600 21600 0 21600 0 0 Z N"/>
          </draw:custom-shape>
          <draw:custom-shape draw:style-name="gr91" draw:text-style-name="P1" draw:layer="layout" svg:width="27.6cm" svg:height="18cm" svg:x="5.7cm" svg:y="6.5cm">
            <text:p/>
            <draw:enhanced-geometry svg:viewBox="0 0 21600 21600" draw:mirror-horizontal="true" draw:mirror-vertical="true" draw:type="rectangle" draw:enhanced-path="M 0 0 L 21600 0 21600 21600 0 21600 0 0 Z N"/>
          </draw:custom-shape>
          <draw:custom-shape draw:style-name="gr92" draw:text-style-name="P17" draw:layer="layout" svg:width="16.8cm" svg:height="26.4cm" draw:transform="rotate (1.5707963267949) translate (6.3cm 23.9cm)">
            <text:p/>
            <draw:enhanced-geometry svg:viewBox="0 0 21600 21600" draw:mirror-horizontal="true" draw:mirror-vertical="true" draw:type="rectangle" draw:enhanced-path="M 0 0 L 21600 0 21600 21600 0 21600 0 0 Z N"/>
          </draw:custom-shape>
          <draw:custom-shape draw:style-name="gr64" draw:text-style-name="P24" draw:layer="layout" svg:width="16.2cm" svg:height="8cm" svg:x="6.3cm" svg:y="11.5cm">
            <text:p/>
            <draw:enhanced-geometry svg:viewBox="0 0 21600 21600" draw:mirror-horizontal="false" draw:mirror-vertical="true" draw:type="rectangle" draw:enhanced-path="M 0 0 L 21600 0 21600 21600 0 21600 0 0 Z N"/>
          </draw:custom-shape>
          <draw:custom-shape draw:style-name="gr65" draw:text-style-name="P24" draw:layer="layout" svg:width="6.8cm" svg:height="6cm" svg:x="7.1cm" svg:y="12.3cm">
            <text:p/>
            <draw:enhanced-geometry svg:viewBox="0 0 21600 21600" draw:mirror-horizontal="false" draw:mirror-vertical="true" draw:type="rectangle" draw:enhanced-path="M 0 0 L 21600 0 21600 21600 0 21600 0 0 Z N"/>
          </draw:custom-shape>
          <draw:custom-shape draw:style-name="gr93" draw:text-style-name="P24" draw:layer="layout" svg:width="21.6cm" svg:height="13.6cm" svg:x="8.7cm" svg:y="8.7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3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94" draw:text-style-name="P18" draw:layer="layout" svg:width="0.8cm" svg:height="0.8cm" svg:x="15.3cm" svg:y="27.5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3cm" svg:y="25.5cm">
            <text:p text:style-name="P2"><text:span text:style-name="T1"><text:s text:c="5"/></text:span><text:span text:style-name="T1">Aardbeton of schuimbeton</text:span></text:p>
            <draw:enhanced-geometry svg:viewBox="0 0 21600 21600" draw:mirror-horizontal="true" draw:mirror-vertical="false" draw:type="rectangle" draw:enhanced-path="M 0 0 L 21600 0 21600 21600 0 21600 0 0 Z N"/>
          </draw:custom-shape>
          <draw:custom-shape draw:style-name="gr66" draw:text-style-name="P24" draw:layer="layout" svg:width="0.8cm" svg:height="10.2cm" svg:x="28.7cm" svg:y="10.3cm">
            <text:p/>
            <draw:enhanced-geometry svg:viewBox="0 0 21600 21600" draw:mirror-horizontal="true" draw:mirror-vertical="true" draw:type="rectangle" draw:enhanced-path="M 0 0 L 21600 0 21600 21600 0 21600 0 0 Z N"/>
          </draw:custom-shape>
          <draw:custom-shape draw:style-name="gr95" draw:text-style-name="P17" draw:layer="layout" svg:width="2cm" svg:height="16.4cm" draw:transform="rotate (1.5707963267949) translate (9.5cm 21.5cm)">
            <text:p/>
            <draw:enhanced-geometry svg:viewBox="0 0 21600 21600" draw:mirror-horizontal="true" draw:mirror-vertical="true" draw:type="rectangle" draw:enhanced-path="M 0 0 L 21600 0 21600 21600 0 21600 0 0 Z N"/>
          </draw:custom-shape>
          <draw:custom-shape draw:style-name="gr96" draw:text-style-name="P17" draw:layer="layout" svg:width="6.8cm" svg:height="5.6cm" draw:transform="rotate (1.5707963267949) translate (19.5cm 18.7cm)">
            <text:p/>
            <draw:enhanced-geometry svg:viewBox="0 0 21600 21600" draw:mirror-horizontal="true" draw:mirror-vertical="false" draw:type="rectangle" draw:enhanced-path="M 0 0 L 21600 0 21600 21600 0 21600 0 0 Z N"/>
          </draw:custom-shape>
          <draw:custom-shape draw:style-name="gr97" draw:text-style-name="P17" draw:layer="layout" svg:width="12cm" svg:height="3.6cm" draw:transform="rotate (1.5707963267949) translate (25.9cm 21.5cm)">
            <text:p/>
            <draw:enhanced-geometry svg:viewBox="0 0 21600 21600" draw:mirror-horizontal="false" draw:mirror-vertical="false" draw:type="rectangle" draw:enhanced-path="M 0 0 L 21600 0 21600 21600 0 21600 0 0 Z N"/>
          </draw:custom-shape>
          <draw:custom-shape draw:style-name="gr98" draw:text-style-name="P17" draw:layer="layout" svg:width="2cm" svg:height="6.6cm" draw:transform="rotate (1.5707963267949) translate (6.3cm 11.5cm)">
            <text:p/>
            <draw:enhanced-geometry svg:viewBox="0 0 21600 21600" draw:mirror-horizontal="false" draw:mirror-vertical="false" draw:type="rectangle" draw:enhanced-path="M 0 0 L 21600 0 21600 21600 0 21600 0 0 Z N"/>
          </draw:custom-shape>
          <draw:custom-shape draw:style-name="gr99" draw:text-style-name="P17" draw:layer="layout" svg:width="2.4cm" svg:height="6.4cm" draw:transform="rotate (1.5707963267949) translate (19.5cm 11.9cm)">
            <text:p/>
            <draw:enhanced-geometry svg:viewBox="0 0 21600 21600" draw:mirror-horizontal="true" draw:mirror-vertical="true" draw:type="rectangle" draw:enhanced-path="M 0 0 L 21600 0 21600 21600 0 21600 0 0 Z N"/>
          </draw:custom-shape>
          <draw:custom-shape draw:style-name="gr100" draw:text-style-name="P17" draw:layer="layout" svg:width="2.4cm" svg:height="6.8cm" draw:transform="rotate (1.5707963267949) translate (12.9cm 18.7cm)">
            <text:p/>
            <draw:enhanced-geometry svg:viewBox="0 0 21600 21600" draw:mirror-horizontal="true" draw:mirror-vertical="true" draw:type="rectangle" draw:enhanced-path="M 0 0 L 21600 0 21600 21600 0 21600 0 0 Z N"/>
          </draw:custom-shape>
          <draw:custom-shape draw:style-name="gr101" draw:text-style-name="P17" draw:layer="layout" svg:width="6.8cm" svg:height="5.8cm" draw:transform="rotate (1.5707963267949) translate (12.9cm 16.3cm)">
            <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6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69" draw:text-style-name="P11" draw:layer="layout" svg:width="13.2cm" svg:height="1.673cm" svg:x="5.697cm" svg:y="3.468cm">
          <draw:text-box>
            <text:p><text:span text:style-name="T3">Buffer 1</text:span></text:p>
          </draw:text-box>
        </draw:frame>
        <draw:frame draw:style-name="gr16" draw:text-style-name="P10" draw:layer="layout" svg:width="0.502cm" svg:height="1.195cm" svg:x="22.3cm" svg:y="26.5cm">
          <draw:text-box>
            <text:p/>
          </draw:text-box>
        </draw:frame>
        <draw:g>
          <draw:custom-shape draw:style-name="gr70"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102" draw:text-style-name="P21" draw:layer="layout" svg:x1="32.7cm" svg:y1="5.3cm" svg:x2="24.9cm" svg:y2="5.3cm">
            <text:p text:style-name="P21"><text:span text:style-name="T8"><text:measure text:kind="gap"/></text:span><text:span text:style-name="T8"><text:measure text:kind="value">3.900</text:measure></text:span><text:span text:style-name="T8"><text:s/></text:span><text:span text:style-name="T8"><text:measure text:kind="unit">mm</text:measure></text:span><text:span text:style-name="T8"><text:measure text:kind="gap"/></text:span></text:p>
          </draw:measure>
          <draw:measure draw:style-name="gr72" draw:text-style-name="P20" draw:layer="layout" svg:x1="5.3cm" svg:y1="24.9cm" svg:x2="5.2cm" svg:y2="6.1cm">
            <text:p text:style-name="P20"><text:span text:style-name="T7"><text:measure text:kind="gap"/></text:span><text:span text:style-name="T7"><text:measure text:kind="value">9.400</text:measure></text:span><text:span text:style-name="T7"><text:s/></text:span><text:span text:style-name="T7"><text:measure text:kind="unit">mm</text:measure></text:span><text:span text:style-name="T7"><text:measure text:kind="gap"/></text:span></text:p>
          </draw:measure>
          <draw:measure draw:style-name="gr103" draw:text-style-name="P21" draw:layer="layout" svg:x1="33.7cm" svg:y1="6.1cm" svg:x2="5.3cm" svg:y2="6.1cm">
            <text:p text:style-name="P21"><text:span text:style-name="T8"><text:measure text:kind="gap"/></text:span><text:span text:style-name="T8"><text:measure text:kind="value">14.200</text:measure></text:span><text:span text:style-name="T8"><text:s/></text:span><text:span text:style-name="T8"><text:measure text:kind="unit">mm</text:measure></text:span><text:span text:style-name="T8"><text:measure text:kind="gap"/></text:span></text:p>
          </draw:measure>
          <draw:measure draw:style-name="gr104" draw:text-style-name="P21" draw:layer="layout" svg:x1="24.9cm" svg:y1="5.3cm" svg:x2="6.3cm" svg:y2="5.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105" draw:text-style-name="P20" draw:layer="layout" svg:x1="18.5cm" svg:y1="16.3cm" svg:x2="18.5cm" svg:y2="9.5cm">
            <text:p text:style-name="P20"><text:span text:style-name="T7"><text:measure text:kind="gap"/></text:span><text:span text:style-name="T7"><text:measure text:kind="value">3.400</text:measure></text:span><text:span text:style-name="T7"><text:s/></text:span><text:span text:style-name="T7"><text:measure text:kind="unit">mm</text:measure></text:span><text:span text:style-name="T7"><text:measure text:kind="gap"/></text:span></text:p>
          </draw:measure>
          <draw:measure draw:style-name="gr75" draw:text-style-name="P20" draw:layer="layout" svg:x1="29.2cm" svg:y1="8.7cm" svg:x2="29.2cm" svg:y2="9.5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76" draw:text-style-name="P20" draw:layer="layout" svg:x1="30.3cm" svg:y1="10.7cm" svg:x2="29.5cm" svg:y2="10.7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75" draw:text-style-name="P20" draw:layer="layout" svg:x1="28.5cm" svg:y1="22.3cm" svg:x2="28.5cm" svg:y2="21.5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6" draw:text-style-name="P20" draw:layer="layout" svg:x1="27.799cm" svg:y1="7.1cm" svg:x2="27.799cm" svg:y2="8.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7" draw:text-style-name="P20" draw:layer="layout" svg:x1="5.3cm" svg:y1="9.7cm" svg:x2="6.3cm" svg:y2="9.7cm">
            <text:p text:style-name="P20"><text:span text:style-name="T7"><text:measure text:kind="gap"/></text:span><text:span text:style-name="T7"><text:measure text:kind="value">500</text:measure></text:span><text:span text:style-name="T7"><text:s/></text:span><text:span text:style-name="T7"><text:measure text:kind="unit">mm</text:measure></text:span><text:span text:style-name="T7"><text:measure text:kind="gap"/></text:span></text:p>
          </draw:measure>
          <draw:measure draw:style-name="gr106" draw:text-style-name="P20" draw:layer="layout" svg:x1="28.401cm" svg:y1="23.9cm" svg:x2="28.401cm" svg:y2="22.3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55" draw:text-style-name="P20" draw:layer="layout" svg:x1="28.3cm" svg:y1="9.5cm" svg:x2="28.3cm" svg:y2="21.5cm">
            <text:p text:style-name="P20"><text:span text:style-name="T7"><text:measure text:kind="gap"/></text:span><text:span text:style-name="T7"><text:measure text:kind="value">6.000</text:measure></text:span><text:span text:style-name="T7"><text:s/></text:span><text:span text:style-name="T7"><text:measure text:kind="unit">mm</text:measure></text:span><text:span text:style-name="T7"><text:measure text:kind="gap"/></text:span></text:p>
          </draw:measure>
          <draw:measure draw:style-name="gr56" draw:text-style-name="P20" draw:layer="layout" svg:x1="6.3cm" svg:y1="9.7cm" svg:x2="8.7cm" svg:y2="9.7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76" draw:text-style-name="P20" draw:layer="layout" svg:x1="33.7cm" svg:y1="9.9cm" svg:x2="32.7cm" svg:y2="9.9cm">
            <text:p text:style-name="P20"><text:span text:style-name="T7"><text:measure text:kind="gap"/></text:span><text:span text:style-name="T7"><text:measure text:kind="value">500</text:measure></text:span><text:span text:style-name="T7"><text:s/></text:span><text:span text:style-name="T7"><text:measure text:kind="unit">mm</text:measure></text:span><text:span text:style-name="T7"><text:measure text:kind="gap"/></text:span></text:p>
          </draw:measure>
          <draw:measure draw:style-name="gr106" draw:text-style-name="P20" draw:layer="layout" svg:x1="18.3cm" svg:y1="21.5cm" svg:x2="18.3cm" svg:y2="19.5cm">
            <text:p text:style-name="P20"><text:span text:style-name="T7"><text:measure text:kind="gap"/></text:span><text:span text:style-name="T7"><text:measure text:kind="value">1.000</text:measure></text:span><text:span text:style-name="T7"><text:s/></text:span><text:span text:style-name="T7"><text:measure text:kind="unit">mm</text:measure></text:span><text:span text:style-name="T7"><text:measure text:kind="gap"/></text:span></text:p>
          </draw:measure>
          <draw:measure draw:style-name="gr108" draw:text-style-name="P20" draw:layer="layout" svg:x1="25.9cm" svg:y1="12.7cm" svg:x2="29.5cm" svg:y2="12.7cm">
            <text:p text:style-name="P20"><text:measure text:kind="gap"/><text:measure text:kind="value">1.800</text:measure><text:s/><text:measure text:kind="unit">mm</text:measure><text:measure text:kind="gap"/></text:p>
          </draw:measure>
          <draw:measure draw:style-name="gr109" draw:text-style-name="P20" draw:layer="layout" svg:x1="18.7cm" svg:y1="12.7cm" svg:x2="12.9cm" svg:y2="12.7cm">
            <text:p text:style-name="P20"><text:span text:style-name="T7"><text:measure text:kind="gap"/></text:span><text:span text:style-name="T7"><text:measure text:kind="value">2.900</text:measure></text:span><text:span text:style-name="T7"><text:s/></text:span><text:span text:style-name="T7"><text:measure text:kind="unit">mm</text:measure></text:span><text:span text:style-name="T7"><text:measure text:kind="gap"/></text:span></text:p>
          </draw:measure>
          <draw:measure draw:style-name="gr55" draw:text-style-name="P20" draw:layer="layout" svg:x1="24.5cm" svg:y1="17.9cm" svg:x2="12.9cm" svg:y2="17.9cm">
            <text:p text:style-name="P20"><text:span text:style-name="T7"><text:measure text:kind="gap"/></text:span><text:span text:style-name="T7"><text:measure text:kind="value">5.800</text:measure></text:span><text:span text:style-name="T7"><text:s/></text:span><text:span text:style-name="T7"><text:measure text:kind="unit">mm</text:measure></text:span><text:span text:style-name="T7"><text:measure text:kind="gap"/></text:span></text:p>
          </draw:measure>
          <draw:measure draw:style-name="gr55" draw:text-style-name="P20" draw:layer="layout" svg:x1="29.5cm" svg:y1="11.7cm" svg:x2="19.1cm" svg:y2="11.7cm">
            <text:p text:style-name="P20"><text:span text:style-name="T7"><text:measure text:kind="gap"/></text:span><text:span text:style-name="T7"><text:measure text:kind="value">5.200</text:measure></text:span><text:span text:style-name="T7"><text:s/></text:span><text:span text:style-name="T7"><text:measure text:kind="unit">mm</text:measure></text:span><text:span text:style-name="T7"><text:measure text:kind="gap"/></text:span></text:p>
          </draw:measure>
          <draw:measure draw:style-name="gr108" draw:text-style-name="P20" draw:layer="layout" svg:x1="30.3cm" svg:y1="12.7cm" svg:x2="32.7cm" svg:y2="12.7cm">
            <text:p text:style-name="P20"><text:measure text:kind="gap"/><text:measure text:kind="value">1.200</text:measure><text:s/><text:measure text:kind="unit">mm</text:measure><text:measure text:kind="gap"/></text:p>
          </draw:measure>
          <draw:measure draw:style-name="gr106" draw:text-style-name="P20" draw:layer="layout" svg:x1="12.5cm" svg:y1="11.5cm" svg:x2="12.5cm" svg:y2="9.5cm">
            <text:p text:style-name="P20"><text:measure text:kind="gap"/><text:measure text:kind="value">1.000</text:measure><text:s/><text:measure text:kind="unit">mm</text:measure><text:measure text:kind="gap"/></text:p>
          </draw:measure>
          <draw:measure draw:style-name="gr109" draw:text-style-name="P20" draw:layer="layout" svg:x1="25.1cm" svg:y1="12.7cm" svg:x2="19.5cm" svg:y2="12.7cm">
            <text:p text:style-name="P20"><text:measure text:kind="gap"/><text:measure text:kind="value">2.800</text:measure><text:s/><text:measure text:kind="unit">mm</text:measure><text:measure text:kind="gap"/></text:p>
          </draw:measure>
        </draw:g>
        <draw:g>
          <draw:g>
            <draw:custom-shape draw:style-name="gr77" draw:text-style-name="P25" draw:layer="layout" svg:width="5.6cm" svg:height="5.6cm" draw:transform="rotate (1.5707963267949) translate (6.5cm 1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78" draw:text-style-name="P6" draw:layer="layout" svg:width="4.955cm" svg:height="1.969cm" draw:transform="rotate (2.35619449019234) translate (10.603cm 15.796cm)">
                <text:p/>
                <draw:enhanced-geometry svg:viewBox="0 0 21600 21600" draw:mirror-horizontal="true" draw:mirror-vertical="false" draw:type="rectangle" draw:enhanced-path="M 0 0 L 21600 0 21600 21600 0 21600 0 0 Z N"/>
              </draw:custom-shape>
              <draw:custom-shape draw:style-name="gr79" draw:text-style-name="P26" draw:layer="layout" svg:width="1.734cm" svg:height="1.624cm" draw:transform="rotate (0.785398163397448) translate (9.534cm 12.213cm)">
                <text:p/>
                <draw:enhanced-geometry svg:viewBox="0 0 21600 21600" draw:mirror-horizontal="true" draw:mirror-vertical="false" draw:type="rectangle" draw:enhanced-path="M 0 0 L 21600 0 21600 21600 0 21600 0 0 Z N"/>
              </draw:custom-shape>
            </draw:g>
            <draw:custom-shape draw:style-name="gr110" draw:text-style-name="P22" draw:layer="layout" svg:width="5.6cm" svg:height="0.8cm" svg:x="6.5cm" svg:y="17.9cm">
              <text:p/>
              <draw:enhanced-geometry svg:viewBox="0 0 21600 21600" draw:type="rectangle" draw:enhanced-path="M 0 0 L 21600 0 21600 21600 0 21600 0 0 Z N"/>
            </draw:custom-shape>
            <draw:custom-shape draw:style-name="gr111" draw:text-style-name="P22" draw:layer="layout" svg:width="5.6cm" svg:height="5.6cm" draw:transform="rotate (1.5707963267949) translate (6.5cm 17.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2" draw:text-style-name="P28" draw:layer="layout" svg:width="1.2cm" svg:height="1.2cm" draw:transform="rotate (-0.785398163397448) translate (7.349cm 14.9cm)">
              <text:p text:style-name="P2"><text:span text:style-name="T9">Was-</text:span></text:p>
              <text:p text:style-name="P2"><text:span text:style-name="T9">machine</text:span></text:p>
              <draw:enhanced-geometry svg:viewBox="0 0 21600 21600" draw:mirror-horizontal="false" draw:mirror-vertical="false" draw:type="rectangle" draw:enhanced-path="M 0 0 L 21600 0 21600 21600 0 21600 0 0 Z N"/>
            </draw:custom-shape>
            <draw:measure draw:style-name="gr55" draw:text-style-name="P20" draw:layer="layout" svg:x1="12.1cm" svg:y1="17.7cm" svg:x2="6.5cm" svg:y2="17.7cm">
              <text:p text:style-name="P20"><text:span text:style-name="T7"><text:measure text:kind="gap"/></text:span><text:span text:style-name="T7"><text:measure text:kind="value">2.800</text:measure></text:span><text:span text:style-name="T7"><text:s/></text:span><text:span text:style-name="T7"><text:measure text:kind="unit">mm</text:measure></text:span><text:span text:style-name="T7"><text:measure text:kind="gap"/></text:span></text:p>
            </draw:measure>
            <draw:measure draw:style-name="gr83" draw:text-style-name="P20" draw:layer="layout" svg:x1="11.7cm" svg:y1="12.3cm" svg:x2="11.7cm" svg:y2="18.7cm">
              <text:p text:style-name="P20"><text:span text:style-name="T7"><text:measure text:kind="gap"/></text:span><text:span text:style-name="T7"><text:measure text:kind="value">3.200</text:measure></text:span><text:span text:style-name="T7"><text:s/></text:span><text:span text:style-name="T7"><text:measure text:kind="unit">mm</text:measure></text:span><text:span text:style-name="T7"><text:measure text:kind="gap"/></text:span></text:p>
            </draw:measure>
            <draw:g>
              <draw:custom-shape draw:style-name="gr84" draw:text-style-name="P2" draw:layer="layout" svg:width="1.4cm" svg:height="1.4cm" svg:x="6.7cm" svg:y="12.5cm">
                <text:p/>
                <draw:enhanced-geometry svg:viewBox="0 0 21600 21600" draw:mirror-horizontal="false" draw:mirror-vertical="false" draw:type="rectangle" draw:enhanced-path="M 0 0 L 21600 0 21600 21600 0 21600 0 0 Z N"/>
              </draw:custom-shape>
              <draw:custom-shape draw:style-name="gr85" draw:text-style-name="P29" draw:layer="layout" svg:width="0.7cm" svg:height="0.703cm" svg:x="7.052cm" svg:y="12.87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g>
              <draw:custom-shape draw:style-name="gr86" draw:text-style-name="P30" draw:layer="layout" svg:width="1cm" svg:height="4.8cm" svg:x="5.3cm" svg:y="13.1cm">
                <text:p/>
                <draw:enhanced-geometry svg:viewBox="0 0 21600 21600" draw:mirror-horizontal="false" draw:mirror-vertical="true" draw:type="rectangle" draw:enhanced-path="M 0 0 L 21600 0 21600 21600 0 21600 0 0 Z N"/>
              </draw:custom-shape>
              <draw:custom-shape draw:style-name="gr87" draw:text-style-name="P31" draw:layer="layout" svg:width="1cm" svg:height="1cm" svg:x="5.3cm" svg:y="15.1cm">
                <text:p/>
                <draw:enhanced-geometry svg:viewBox="0 0 21600 21600" draw:mirror-horizontal="false" draw:mirror-vertical="false" draw:type="rectangle" draw:enhanced-path="M 0 0 L 21600 0 21600 21600 0 21600 0 0 Z N"/>
              </draw:custom-shape>
              <draw:custom-shape draw:style-name="gr88" draw:text-style-name="P32" draw:layer="layout" svg:width="1cm" svg:height="0.2cm" draw:transform="rotate (1.5707963267949) translate (5.5cm 16.1cm)">
                <text:p/>
                <draw:enhanced-geometry svg:viewBox="0 0 21600 21600" draw:mirror-horizontal="false" draw:mirror-vertical="true" draw:type="rectangle" draw:enhanced-path="M 0 0 L 21600 0 21600 21600 0 21600 0 0 Z N"/>
              </draw:custom-shape>
            </draw:g>
            <draw:g>
              <draw:custom-shape draw:style-name="gr89" draw:text-style-name="P5" draw:layer="layout" svg:width="1.6cm" svg:height="1.6cm" svg:x="6.5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4" draw:layer="layout" svg:width="0.02cm" svg:height="0.02cm" svg:x="7.3cm" svg:y="13.9cm">
                <text:p text:style-name="P33"><text:span text:style-name="T11">boiler</text:span></text:p>
                <draw:enhanced-geometry svg:viewBox="0 0 21600 21600" draw:mirror-horizontal="false" draw:mirror-vertical="false" draw:type="rectangle" draw:enhanced-path="M 0 0 L 21600 0 21600 21600 0 21600 0 0 Z N"/>
              </draw:custom-shape>
            </draw:g>
          </draw:g>
          <draw:custom-shape draw:style-name="gr112" draw:text-style-name="P35" draw:layer="layout" svg:width="0.2cm" svg:height="1.6cm" svg:x="7.5cm" svg:y="18.1cm">
            <text:p text:style-name="P2"><text:span text:style-name="T12"><text:s text:c="3"/></text:span><text:span text:style-name="T12">1</text:span></text:p>
            <draw:enhanced-geometry svg:viewBox="0 0 21600 21600" draw:mirror-horizontal="false" draw:mirror-vertical="false" draw:type="rectangle" draw:enhanced-path="M 0 0 L 21600 0 21600 21600 0 21600 0 0 Z N"/>
          </draw:custom-shape>
          <draw:custom-shape draw:style-name="gr113" draw:text-style-name="P35" draw:layer="layout" svg:width="0.2cm" svg:height="1.4cm" svg:x="9.9cm" svg:y="18.3cm">
            <text:p text:style-name="P2"><text:span text:style-name="T12"><text:s text:c="3"/></text:span><text:span text:style-name="T12">1</text:span></text:p>
            <draw:enhanced-geometry svg:viewBox="0 0 21600 21600" draw:mirror-horizontal="false" draw:mirror-vertical="false" draw:type="rectangle" draw:enhanced-path="M 0 0 L 21600 0 21600 21600 0 21600 0 0 Z N"/>
          </draw:custom-shape>
          <draw:g>
            <draw:custom-shape draw:style-name="gr114" draw:text-style-name="P35" draw:layer="layout" svg:width="0.2cm" svg:height="0.2cm" svg:x="8.3cm" svg:y="18.5cm">
              <text:p text:style-name="P2"><text:span text:style-name="T12">4</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8.3cm" svg:y="17.1cm">
              <text:p text:style-name="P2"><text:span text:style-name="T12">4</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0.5cm" svg:y="16.3cm">
              <text:p text:style-name="P2"><text:span text:style-name="T12">3</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0.5cm" svg:y="14.5cm">
              <text:p text:style-name="P2"><text:span text:style-name="T12">3</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1.3cm" svg:y="14.5cm">
              <text:p text:style-name="P2"><text:span text:style-name="T12">2</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1.3cm" svg:y="16.3cm">
              <text:p text:style-name="P2"><text:span text:style-name="T12">2</text:span></text:p>
              <draw:enhanced-geometry svg:viewBox="0 0 21600 21600" draw:mirror-horizontal="false" draw:mirror-vertical="false" draw:type="rectangle" draw:enhanced-path="M 0 0 L 21600 0 21600 21600 0 21600 0 0 Z N"/>
            </draw:custom-shape>
          </draw:g>
        </draw:g>
        <draw:frame draw:style-name="gr13" draw:text-style-name="P9" draw:layer="layout" svg:width="9.58cm" svg:height="4.016cm" svg:x="5.717cm" svg:y="24.884cm">
          <draw:text-box>
            <text:p><text:span text:style-name="T2"><text:file-name text:display="name">julianapark-k31-fundament-3</text:file-name></text:span><text:span text:style-name="T2"><text:s text:c="2"/></text:span><text:span text:style-name="T2"><text:date style:data-style-name="D4" text:date-value="2017-10-26">26-10-2017</text:date></text:span></text:p>
            <text:p><text:span text:style-name="T2">Arend Freije</text:span></text:p>
            <text:p><text:span text:style-name="T2">afreije@inn.nl</text:span></text:p>
            <text:p><text:span text:style-name="T2">06-14143214</text:span></text:p>
          </draw:text-box>
        </draw:frame>
        <draw:line draw:style-name="gr115" draw:text-style-name="P5" draw:layer="layout" svg:x1="10.5cm" svg:y1="20.5cm" svg:x2="12.3cm" svg:y2="20.5cm">
          <text:p/>
        </draw:line>
        <draw:line draw:style-name="gr115" draw:text-style-name="P5" draw:layer="layout" svg:x1="12.3cm" svg:y1="23.1cm" svg:x2="10.5cm" svg:y2="23.1cm">
          <text:p/>
        </draw:line>
      </draw:page>
      <draw:page draw:name="page5" draw:style-name="dp1" draw:master-page-name="Default">
        <draw:g>
          <draw:custom-shape draw:style-name="gr91" draw:text-style-name="P1" draw:layer="layout" svg:width="27.6cm" svg:height="18cm" svg:x="5.7cm" svg:y="6.5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3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668cm">
          <text:p text:style-name="P36"><text:span text:style-name="T4">O</text:span><text:span text:style-name="T4"><text:line-break/></text:span><text:span text:style-name="T4">N <text:s text:c="2"/>Z</text:span></text:p>
          <text:p text:style-name="P36"><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69" draw:text-style-name="P11" draw:layer="layout" svg:width="13.2cm" svg:height="1.673cm" svg:x="5.697cm" svg:y="3.468cm">
          <draw:text-box>
            <text:p text:style-name="P37"><text:span text:style-name="T3">Vloer buffer1</text:span></text:p>
          </draw:text-box>
        </draw:frame>
        <draw:frame draw:style-name="gr16" draw:text-style-name="P10" draw:layer="layout" svg:width="0.502cm" svg:height="1.195cm" svg:x="22.3cm" svg:y="26.5cm">
          <draw:text-box>
            <text:p/>
          </draw:text-box>
        </draw:frame>
        <draw:g>
          <draw:custom-shape draw:style-name="gr70"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116" draw:text-style-name="P21" draw:layer="layout" svg:x1="32.7cm" svg:y1="5.3cm" svg:x2="24.9cm" svg:y2="5.3cm">
            <text:p text:style-name="P21"><text:span text:style-name="T8"><text:measure text:kind="gap"/></text:span><text:span text:style-name="T8"><text:measure text:kind="value">3.900</text:measure></text:span><text:span text:style-name="T8"><text:s/></text:span><text:span text:style-name="T8"><text:measure text:kind="unit">mm</text:measure></text:span><text:span text:style-name="T8"><text:measure text:kind="gap"/></text:span></text:p>
          </draw:measure>
          <draw:measure draw:style-name="gr72" draw:text-style-name="P20" draw:layer="layout" svg:x1="5.3cm" svg:y1="24.9cm" svg:x2="5.2cm" svg:y2="6.1cm">
            <text:p text:style-name="P20"><text:span text:style-name="T7"><text:measure text:kind="gap"/></text:span><text:span text:style-name="T7"><text:measure text:kind="value">9.400</text:measure></text:span><text:span text:style-name="T7"><text:s/></text:span><text:span text:style-name="T7"><text:measure text:kind="unit">mm</text:measure></text:span><text:span text:style-name="T7"><text:measure text:kind="gap"/></text:span></text:p>
          </draw:measure>
          <draw:measure draw:style-name="gr117" draw:text-style-name="P21" draw:layer="layout" svg:x1="33.7cm" svg:y1="6.1cm" svg:x2="5.3cm" svg:y2="6.1cm">
            <text:p text:style-name="P21"><text:span text:style-name="T8"><text:measure text:kind="gap"/></text:span><text:span text:style-name="T8"><text:measure text:kind="value">14.200</text:measure></text:span><text:span text:style-name="T8"><text:s/></text:span><text:span text:style-name="T8"><text:measure text:kind="unit">mm</text:measure></text:span><text:span text:style-name="T8"><text:measure text:kind="gap"/></text:span></text:p>
          </draw:measure>
          <draw:measure draw:style-name="gr118" draw:text-style-name="P21" draw:layer="layout" svg:x1="24.9cm" svg:y1="5.3cm" svg:x2="6.3cm" svg:y2="5.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76" draw:text-style-name="P20" draw:layer="layout" svg:x1="23.5cm" svg:y1="24.5cm" svg:x2="23.5cm" svg:y2="6.5cm">
            <text:p text:style-name="P20"><text:span text:style-name="T7"><text:measure text:kind="gap"/></text:span><text:span text:style-name="T7"><text:measure text:kind="value">9.000</text:measure></text:span><text:span text:style-name="T7"><text:s/></text:span><text:span text:style-name="T7"><text:measure text:kind="unit">mm</text:measure></text:span><text:span text:style-name="T7"><text:measure text:kind="gap"/></text:span></text:p>
          </draw:measure>
          <draw:measure draw:style-name="gr75" draw:text-style-name="P20" draw:layer="layout" svg:x1="33.3cm" svg:y1="9.3cm" svg:x2="5.7cm" svg:y2="9.296cm">
            <text:p text:style-name="P20"><text:span text:style-name="T7"><text:measure text:kind="gap"/></text:span><text:span text:style-name="T7"><text:measure text:kind="value">13.800</text:measure></text:span><text:span text:style-name="T7"><text:s/></text:span><text:span text:style-name="T7"><text:measure text:kind="unit">mm</text:measure></text:span><text:span text:style-name="T7"><text:measure text:kind="gap"/></text:span></text:p>
          </draw:measure>
        </draw:g>
        <draw:frame draw:style-name="gr13" draw:text-style-name="P9" draw:layer="layout" svg:width="9.58cm" svg:height="4.016cm" svg:x="5.717cm" svg:y="24.884cm">
          <draw:text-box>
            <text:p text:style-name="P37"><text:span text:style-name="T2"><text:file-name text:display="name">julianapark-k31-fundament-3</text:file-name></text:span><text:span text:style-name="T2"><text:s text:c="2"/></text:span><text:span text:style-name="T2"><text:date style:data-style-name="D4" text:date-value="2017-10-26">26-10-2017</text:date></text:span></text:p>
            <text:p text:style-name="P37"><text:span text:style-name="T2">Arend Freije</text:span></text:p>
            <text:p text:style-name="P37"><text:span text:style-name="T2">afreije@inn.nl</text:span></text:p>
            <text:p text:style-name="P37"><text:span text:style-name="T2">06-14143214</text:span></text:p>
          </draw:text-box>
        </draw:frame>
        <draw:g>
          <draw:custom-shape draw:style-name="gr114" draw:text-style-name="P35" draw:layer="layout" svg:width="0.2cm" svg:height="0.2cm" svg:x="8.3cm" svg:y="18.5cm">
            <text:p text:style-name="P2"><text:span text:style-name="T12">4</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8.3cm" svg:y="17.1cm">
            <text:p text:style-name="P2"><text:span text:style-name="T12">4</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0.5cm" svg:y="16.3cm">
            <text:p text:style-name="P2"><text:span text:style-name="T12">3</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0.5cm" svg:y="14.5cm">
            <text:p text:style-name="P2"><text:span text:style-name="T12">3</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1.3cm" svg:y="14.5cm">
            <text:p text:style-name="P2"><text:span text:style-name="T12">2</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1.3cm" svg:y="16.3cm">
            <text:p text:style-name="P2"><text:span text:style-name="T12">2</text:span></text:p>
            <draw:enhanced-geometry svg:viewBox="0 0 21600 21600" draw:mirror-horizontal="false" draw:mirror-vertical="false" draw:type="rectangle" draw:enhanced-path="M 0 0 L 21600 0 21600 21600 0 21600 0 0 Z N"/>
          </draw:custom-shape>
        </draw:g>
      </draw:page>
      <draw:page draw:name="page6" draw:style-name="dp1" draw:master-page-name="Default">
        <draw:g>
          <draw:custom-shape draw:style-name="gr119" draw:text-style-name="P38" draw:layer="layout" svg:width="27.6cm" svg:height="18cm" svg:x="5.7cm" svg:y="6.512cm">
            <text:p/>
            <draw:enhanced-geometry svg:viewBox="0 0 21600 21600" draw:mirror-horizontal="true" draw:mirror-vertical="true" draw:type="rectangle" draw:enhanced-path="M 0 0 L 21600 0 21600 21600 0 21600 0 0 Z N"/>
          </draw:custom-shape>
          <draw:custom-shape draw:style-name="gr120" draw:text-style-name="P17" draw:layer="layout" svg:width="17.2cm" svg:height="24.2cm" draw:transform="rotate (1.5707963267949) translate (8.7cm 24.112cm)">
            <text:p/>
            <draw:enhanced-geometry svg:viewBox="0 0 21600 21600" draw:mirror-horizontal="true" draw:mirror-vertical="true" draw:type="rectangle" draw:enhanced-path="M 0 0 L 21600 0 21600 21600 0 21600 0 0 Z N"/>
          </draw:custom-shape>
          <draw:custom-shape draw:style-name="gr121" draw:text-style-name="P39" draw:layer="layout" svg:width="24.2cm" svg:height="13.6cm" svg:x="6.1cm" svg:y="8.712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3cm" svg:y="26.514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94" draw:text-style-name="P18" draw:layer="layout" svg:width="0.8cm" svg:height="0.8cm" svg:x="15.3cm" svg:y="27.51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3cm" svg:y="25.512cm">
            <text:p text:style-name="P2"><text:span text:style-name="T1"><text:s text:c="5"/></text:span><text:span text:style-name="T1">Aardbeton of schuimbeton</text:span></text:p>
            <draw:enhanced-geometry svg:viewBox="0 0 21600 21600" draw:mirror-horizontal="true" draw:mirror-vertical="false" draw:type="rectangle" draw:enhanced-path="M 0 0 L 21600 0 21600 21600 0 21600 0 0 Z N"/>
          </draw:custom-shape>
          <draw:custom-shape draw:style-name="gr97" draw:text-style-name="P17" draw:layer="layout" svg:width="12cm" svg:height="3.6cm" draw:transform="rotate (1.5707963267949) translate (25.9cm 21.5cm)">
            <text:p/>
            <draw:enhanced-geometry svg:viewBox="0 0 21600 21600" draw:mirror-horizontal="true" draw:mirror-vertical="false" draw:type="rectangle" draw:enhanced-path="M 0 0 L 21600 0 21600 21600 0 21600 0 0 Z N"/>
          </draw:custom-shape>
          <draw:custom-shape draw:style-name="gr122" draw:text-style-name="P17" draw:layer="layout" svg:width="5.6cm" svg:height="15.6cm" draw:transform="rotate (1.5707963267949) translate (9.5cm 15.112cm)">
            <text:p/>
            <draw:enhanced-geometry svg:viewBox="0 0 21600 21600" draw:mirror-horizontal="true" draw:mirror-vertical="true" draw:type="rectangle" draw:enhanced-path="M 0 0 L 21600 0 21600 21600 0 21600 0 0 Z N"/>
          </draw:custom-shape>
          <draw:custom-shape draw:style-name="gr122" draw:text-style-name="P17" draw:layer="layout" svg:width="5.6cm" svg:height="15.6cm" draw:transform="rotate (1.5707963267949) translate (9.5cm 21.512cm)">
            <text:p/>
            <draw:enhanced-geometry svg:viewBox="0 0 21600 21600" draw:mirror-horizontal="true" draw:mirror-vertical="true" draw:type="rectangle" draw:enhanced-path="M 0 0 L 21600 0 21600 21600 0 21600 0 0 Z N"/>
          </draw:custom-shape>
          <draw:custom-shape draw:style-name="gr123" draw:text-style-name="P17" draw:layer="layout" svg:width="10.6cm" svg:height="2.6cm" draw:transform="rotate (1.5707963267949) translate (6.1cm 17.512cm)">
            <text:p/>
            <draw:enhanced-geometry svg:viewBox="0 0 21600 21600" draw:mirror-horizontal="true" draw:mirror-vertical="true" draw:type="rectangle" draw:enhanced-path="M 0 0 L 21600 0 21600 21600 0 21600 0 0 Z N"/>
          </draw:custom-shape>
          <draw:custom-shape draw:style-name="gr124" draw:text-style-name="P17" draw:layer="layout" svg:width="5.8cm" svg:height="2.6cm" draw:transform="rotate (1.5707963267949) translate (6.1cm 24.112cm)">
            <text:p/>
            <draw:enhanced-geometry svg:viewBox="0 0 21600 21600" draw:mirror-horizontal="true" draw:mirror-vertical="true" draw:type="rectangle" draw:enhanced-path="M 0 0 L 21600 0 21600 21600 0 21600 0 0 Z N"/>
          </draw:custom-shape>
          <draw:custom-shape draw:style-name="gr125" draw:text-style-name="P17" draw:layer="layout" svg:width="2.388cm" svg:height="0.8cm" draw:transform="rotate (1.5707963267949) translate (25.1cm 11.9cm)">
            <text:p/>
            <draw:enhanced-geometry svg:viewBox="0 0 21600 21600" draw:mirror-horizontal="true" draw:mirror-vertical="false" draw:type="rectangle" draw:enhanced-path="M 0 0 L 21600 0 21600 21600 0 21600 0 0 Z N"/>
          </draw:custom-shape>
          <draw:custom-shape draw:style-name="gr126" draw:text-style-name="P17" draw:layer="layout" svg:width="2.8cm" svg:height="0.8cm" draw:transform="rotate (1.5707963267949) translate (25.1cm 21.5cm)">
            <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668cm">
          <text:p text:style-name="P36"><text:span text:style-name="T4">O</text:span><text:span text:style-name="T4"><text:line-break/></text:span><text:span text:style-name="T4">N <text:s text:c="2"/>Z</text:span></text:p>
          <text:p text:style-name="P36"><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69" draw:text-style-name="P11" draw:layer="layout" svg:width="13.2cm" svg:height="1.673cm" svg:x="5.697cm" svg:y="3.468cm">
          <draw:text-box>
            <text:p text:style-name="P37"><text:span text:style-name="T3">Buffer 23, Buffer4</text:span></text:p>
          </draw:text-box>
        </draw:frame>
        <draw:frame draw:style-name="gr16" draw:text-style-name="P10" draw:layer="layout" svg:width="0.502cm" svg:height="1.195cm" svg:x="22.3cm" svg:y="26.5cm">
          <draw:text-box>
            <text:p/>
          </draw:text-box>
        </draw:frame>
        <draw:g>
          <draw:custom-shape draw:style-name="gr70"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127" draw:text-style-name="P21" draw:layer="layout" svg:x1="32.7cm" svg:y1="5.3cm" svg:x2="24.9cm" svg:y2="5.3cm">
            <text:p text:style-name="P21"><text:span text:style-name="T8"><text:measure text:kind="gap"/></text:span><text:span text:style-name="T8"><text:measure text:kind="value">3.900</text:measure></text:span><text:span text:style-name="T8"><text:s/></text:span><text:span text:style-name="T8"><text:measure text:kind="unit">mm</text:measure></text:span><text:span text:style-name="T8"><text:measure text:kind="gap"/></text:span></text:p>
          </draw:measure>
          <draw:measure draw:style-name="gr72" draw:text-style-name="P20" draw:layer="layout" svg:x1="5.3cm" svg:y1="24.9cm" svg:x2="5.2cm" svg:y2="6.1cm">
            <text:p text:style-name="P20"><text:span text:style-name="T7"><text:measure text:kind="gap"/></text:span><text:span text:style-name="T7"><text:measure text:kind="value">9.400</text:measure></text:span><text:span text:style-name="T7"><text:s/></text:span><text:span text:style-name="T7"><text:measure text:kind="unit">mm</text:measure></text:span><text:span text:style-name="T7"><text:measure text:kind="gap"/></text:span></text:p>
          </draw:measure>
          <draw:measure draw:style-name="gr128" draw:text-style-name="P21" draw:layer="layout" svg:x1="33.7cm" svg:y1="6.1cm" svg:x2="5.3cm" svg:y2="6.1cm">
            <text:p text:style-name="P21"><text:span text:style-name="T8"><text:measure text:kind="gap"/></text:span><text:span text:style-name="T8"><text:measure text:kind="value">14.200</text:measure></text:span><text:span text:style-name="T8"><text:s/></text:span><text:span text:style-name="T8"><text:measure text:kind="unit">mm</text:measure></text:span><text:span text:style-name="T8"><text:measure text:kind="gap"/></text:span></text:p>
          </draw:measure>
          <draw:measure draw:style-name="gr129" draw:text-style-name="P21" draw:layer="layout" svg:x1="24.9cm" svg:y1="5.3cm" svg:x2="6.3cm" svg:y2="5.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76" draw:text-style-name="P20" draw:layer="layout" svg:x1="23.5cm" svg:y1="24.5cm" svg:x2="23.5cm" svg:y2="6.5cm">
            <text:p text:style-name="P20"><text:span text:style-name="T7"><text:measure text:kind="gap"/></text:span><text:span text:style-name="T7"><text:measure text:kind="value">9.000</text:measure></text:span><text:span text:style-name="T7"><text:s/></text:span><text:span text:style-name="T7"><text:measure text:kind="unit">mm</text:measure></text:span><text:span text:style-name="T7"><text:measure text:kind="gap"/></text:span></text:p>
          </draw:measure>
          <draw:measure draw:style-name="gr75" draw:text-style-name="P20" draw:layer="layout" svg:x1="33.3cm" svg:y1="9.3cm" svg:x2="5.7cm" svg:y2="9.296cm">
            <text:p text:style-name="P20"><text:span text:style-name="T7"><text:measure text:kind="gap"/></text:span><text:span text:style-name="T7"><text:measure text:kind="value">13.800</text:measure></text:span><text:span text:style-name="T7"><text:s/></text:span><text:span text:style-name="T7"><text:measure text:kind="unit">mm</text:measure></text:span><text:span text:style-name="T7"><text:measure text:kind="gap"/></text:span></text:p>
          </draw:measure>
          <draw:measure draw:style-name="gr75" draw:text-style-name="P20" draw:layer="layout" svg:x1="29.201cm" svg:y1="8.709cm" svg:x2="29.201cm" svg:y2="9.50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76" draw:text-style-name="P20" draw:layer="layout" svg:x1="30.301cm" svg:y1="10.709cm" svg:x2="29.501cm" svg:y2="10.70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75" draw:text-style-name="P20" draw:layer="layout" svg:x1="28.501cm" svg:y1="22.309cm" svg:x2="28.501cm" svg:y2="21.50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6" draw:text-style-name="P20" draw:layer="layout" svg:x1="27.9cm" svg:y1="6.9cm" svg:x2="27.9cm" svg:y2="8.7cm">
            <text:p text:style-name="P20"><text:span text:style-name="T7"><text:measure text:kind="gap"/></text:span><text:span text:style-name="T7"><text:measure text:kind="value">900</text:measure></text:span><text:span text:style-name="T7"><text:s/></text:span><text:span text:style-name="T7"><text:measure text:kind="unit">mm</text:measure></text:span><text:span text:style-name="T7"><text:measure text:kind="gap"/></text:span></text:p>
          </draw:measure>
          <draw:measure draw:style-name="gr106" draw:text-style-name="P20" draw:layer="layout" svg:x1="28.3cm" svg:y1="24.1cm" svg:x2="28.3cm" svg:y2="22.3cm">
            <text:p text:style-name="P20"><text:span text:style-name="T7"><text:measure text:kind="gap"/></text:span><text:span text:style-name="T7"><text:measure text:kind="value">900</text:measure></text:span><text:span text:style-name="T7"><text:s/></text:span><text:span text:style-name="T7"><text:measure text:kind="unit">mm</text:measure></text:span><text:span text:style-name="T7"><text:measure text:kind="gap"/></text:span></text:p>
          </draw:measure>
          <draw:measure draw:style-name="gr55" draw:text-style-name="P20" draw:layer="layout" svg:x1="28.301cm" svg:y1="9.509cm" svg:x2="28.301cm" svg:y2="21.509cm">
            <text:p text:style-name="P20"><text:span text:style-name="T7"><text:measure text:kind="gap"/></text:span><text:span text:style-name="T7"><text:measure text:kind="value">6.000</text:measure></text:span><text:span text:style-name="T7"><text:s/></text:span><text:span text:style-name="T7"><text:measure text:kind="unit">mm</text:measure></text:span><text:span text:style-name="T7"><text:measure text:kind="gap"/></text:span></text:p>
          </draw:measure>
          <draw:measure draw:style-name="gr108" draw:text-style-name="P20" draw:layer="layout" svg:x1="25.901cm" svg:y1="12.709cm" svg:x2="29.501cm" svg:y2="12.709cm">
            <text:p text:style-name="P20"><text:measure text:kind="gap"/><text:measure text:kind="value">1.800</text:measure><text:s/><text:measure text:kind="unit">mm</text:measure><text:measure text:kind="gap"/></text:p>
          </draw:measure>
          <draw:measure draw:style-name="gr108" draw:text-style-name="P20" draw:layer="layout" svg:x1="30.3cm" svg:y1="12.7cm" svg:x2="32.9cm" svg:y2="12.7cm">
            <text:p text:style-name="P20"><text:measure text:kind="gap"/><text:measure text:kind="value">1.300</text:measure><text:s/><text:measure text:kind="unit">mm</text:measure><text:measure text:kind="gap"/></text:p>
          </draw:measure>
        </draw:g>
        <draw:frame draw:style-name="gr13" draw:text-style-name="P9" draw:layer="layout" svg:width="9.58cm" svg:height="4.016cm" svg:x="5.717cm" svg:y="24.884cm">
          <draw:text-box>
            <text:p text:style-name="P37"><text:span text:style-name="T2"><text:file-name text:display="name">julianapark-k31-fundament-3</text:file-name></text:span><text:span text:style-name="T2"><text:s text:c="2"/></text:span><text:span text:style-name="T2"><text:date style:data-style-name="D4" text:date-value="2017-10-26">26-10-2017</text:date></text:span></text:p>
            <text:p text:style-name="P37"><text:span text:style-name="T2">Arend Freije</text:span></text:p>
            <text:p text:style-name="P37"><text:span text:style-name="T2">afreije@inn.nl</text:span></text:p>
            <text:p text:style-name="P37"><text:span text:style-name="T2">06-14143214</text:span></text:p>
          </draw:text-box>
        </draw:frame>
        <draw:g>
          <draw:custom-shape draw:style-name="gr114" draw:text-style-name="P35" draw:layer="layout" svg:width="0.2cm" svg:height="0.2cm" svg:x="8.3cm" svg:y="18.5cm">
            <text:p text:style-name="P2"><text:span text:style-name="T12">4</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8.3cm" svg:y="17.1cm">
            <text:p text:style-name="P2"><text:span text:style-name="T12">4</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0.5cm" svg:y="16.3cm">
            <text:p text:style-name="P2"><text:span text:style-name="T12">3</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0.5cm" svg:y="14.5cm">
            <text:p text:style-name="P2"><text:span text:style-name="T12">3</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1.3cm" svg:y="14.5cm">
            <text:p text:style-name="P2"><text:span text:style-name="T12">2</text:span></text:p>
            <draw:enhanced-geometry svg:viewBox="0 0 21600 21600" draw:mirror-horizontal="false" draw:mirror-vertical="false" draw:type="rectangle" draw:enhanced-path="M 0 0 L 21600 0 21600 21600 0 21600 0 0 Z N"/>
          </draw:custom-shape>
          <draw:custom-shape draw:style-name="gr114" draw:text-style-name="P35" draw:layer="layout" svg:width="0.2cm" svg:height="0.2cm" svg:x="11.3cm" svg:y="16.3cm">
            <text:p text:style-name="P2"><text:span text:style-name="T12">2</text:span></text:p>
            <draw:enhanced-geometry svg:viewBox="0 0 21600 21600" draw:mirror-horizontal="false" draw:mirror-vertical="false" draw:type="rectangle" draw:enhanced-path="M 0 0 L 21600 0 21600 21600 0 21600 0 0 Z N"/>
          </draw:custom-shape>
        </draw:g>
      </draw:page>
      <draw:page draw:name="page7" draw:style-name="dp1" draw:master-page-name="Default">
        <draw:g>
          <draw:custom-shape draw:style-name="gr119" draw:text-style-name="P38" draw:layer="layout" svg:width="27.6cm" svg:height="18cm" svg:x="5.7cm" svg:y="6.5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3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130" draw:text-style-name="P39" draw:layer="layout" svg:width="21.6cm" svg:height="13.6cm" svg:x="8.7cm" svg:y="8.713cm">
            <text:p/>
            <draw:enhanced-geometry svg:viewBox="0 0 21600 21600" draw:mirror-horizontal="true" draw:mirror-vertical="true" draw:type="rectangle" draw:enhanced-path="M 0 0 L 21600 0 21600 21600 0 21600 0 0 Z N"/>
          </draw:custom-shape>
          <draw:custom-shape draw:style-name="gr8" draw:text-style-name="P8" draw:layer="layout" svg:width="0.8cm" svg:height="0.798cm" svg:x="15.3cm" svg:y="25.5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668cm">
          <text:p text:style-name="P36"><text:span text:style-name="T4">O</text:span><text:span text:style-name="T4"><text:line-break/></text:span><text:span text:style-name="T4">N <text:s text:c="2"/>Z</text:span></text:p>
          <text:p text:style-name="P36"><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69" draw:text-style-name="P11" draw:layer="layout" svg:width="13.2cm" svg:height="1.673cm" svg:x="5.697cm" svg:y="3.468cm">
          <draw:text-box>
            <text:p text:style-name="P37"><text:span text:style-name="T3">Vloer buffer23, buffer4</text:span></text:p>
          </draw:text-box>
        </draw:frame>
        <draw:frame draw:style-name="gr16" draw:text-style-name="P10" draw:layer="layout" svg:width="0.502cm" svg:height="1.195cm" svg:x="22.3cm" svg:y="26.5cm">
          <draw:text-box>
            <text:p/>
          </draw:text-box>
        </draw:frame>
        <draw:g>
          <draw:custom-shape draw:style-name="gr70"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131" draw:text-style-name="P21" draw:layer="layout" svg:x1="32.7cm" svg:y1="5.3cm" svg:x2="24.9cm" svg:y2="5.3cm">
            <text:p text:style-name="P21"><text:span text:style-name="T8"><text:measure text:kind="gap"/></text:span><text:span text:style-name="T8"><text:measure text:kind="value">3.900</text:measure></text:span><text:span text:style-name="T8"><text:s/></text:span><text:span text:style-name="T8"><text:measure text:kind="unit">mm</text:measure></text:span><text:span text:style-name="T8"><text:measure text:kind="gap"/></text:span></text:p>
          </draw:measure>
          <draw:measure draw:style-name="gr72" draw:text-style-name="P20" draw:layer="layout" svg:x1="5.3cm" svg:y1="24.9cm" svg:x2="5.2cm" svg:y2="6.1cm">
            <text:p text:style-name="P20"><text:span text:style-name="T7"><text:measure text:kind="gap"/></text:span><text:span text:style-name="T7"><text:measure text:kind="value">9.400</text:measure></text:span><text:span text:style-name="T7"><text:s/></text:span><text:span text:style-name="T7"><text:measure text:kind="unit">mm</text:measure></text:span><text:span text:style-name="T7"><text:measure text:kind="gap"/></text:span></text:p>
          </draw:measure>
          <draw:measure draw:style-name="gr132" draw:text-style-name="P21" draw:layer="layout" svg:x1="33.7cm" svg:y1="6.1cm" svg:x2="5.3cm" svg:y2="6.1cm">
            <text:p text:style-name="P21"><text:span text:style-name="T8"><text:measure text:kind="gap"/></text:span><text:span text:style-name="T8"><text:measure text:kind="value">14.200</text:measure></text:span><text:span text:style-name="T8"><text:s/></text:span><text:span text:style-name="T8"><text:measure text:kind="unit">mm</text:measure></text:span><text:span text:style-name="T8"><text:measure text:kind="gap"/></text:span></text:p>
          </draw:measure>
          <draw:measure draw:style-name="gr133" draw:text-style-name="P21" draw:layer="layout" svg:x1="24.9cm" svg:y1="5.3cm" svg:x2="6.3cm" svg:y2="5.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76" draw:text-style-name="P20" draw:layer="layout" svg:x1="23.5cm" svg:y1="24.5cm" svg:x2="23.5cm" svg:y2="6.5cm">
            <text:p text:style-name="P20"><text:span text:style-name="T7"><text:measure text:kind="gap"/></text:span><text:span text:style-name="T7"><text:measure text:kind="value">9.000</text:measure></text:span><text:span text:style-name="T7"><text:s/></text:span><text:span text:style-name="T7"><text:measure text:kind="unit">mm</text:measure></text:span><text:span text:style-name="T7"><text:measure text:kind="gap"/></text:span></text:p>
          </draw:measure>
          <draw:measure draw:style-name="gr75" draw:text-style-name="P20" draw:layer="layout" svg:x1="33.3cm" svg:y1="9.9cm" svg:x2="5.7cm" svg:y2="9.896cm">
            <text:p text:style-name="P20"><text:span text:style-name="T7"><text:measure text:kind="gap"/></text:span><text:span text:style-name="T7"><text:measure text:kind="value">13.800</text:measure></text:span><text:span text:style-name="T7"><text:s/></text:span><text:span text:style-name="T7"><text:measure text:kind="unit">mm</text:measure></text:span><text:span text:style-name="T7"><text:measure text:kind="gap"/></text:span></text:p>
          </draw:measure>
          <draw:measure draw:style-name="gr76" draw:text-style-name="P20" draw:layer="layout" svg:x1="22.5cm" svg:y1="22.3cm" svg:x2="22.5cm" svg:y2="8.7cm">
            <text:p text:style-name="P20"><text:measure text:kind="gap"/><text:measure text:kind="value">6.800</text:measure><text:s/><text:measure text:kind="unit">mm</text:measure><text:measure text:kind="gap"/></text:p>
          </draw:measure>
          <draw:measure draw:style-name="gr75" draw:text-style-name="P20" draw:layer="layout" svg:x1="30.3cm" svg:y1="10.8cm" svg:x2="8.7cm" svg:y2="10.8cm">
            <text:p text:style-name="P20"><text:span text:style-name="T7"><text:measure text:kind="gap"/></text:span><text:span text:style-name="T7"><text:measure text:kind="value">10.800</text:measure></text:span><text:span text:style-name="T7"><text:s/></text:span><text:span text:style-name="T7"><text:measure text:kind="unit">mm</text:measure></text:span><text:span text:style-name="T7"><text:measure text:kind="gap"/></text:span></text:p>
          </draw:measure>
        </draw:g>
        <draw:frame draw:style-name="gr13" draw:text-style-name="P9" draw:layer="layout" svg:width="9.58cm" svg:height="4.016cm" svg:x="5.717cm" svg:y="24.884cm">
          <draw:text-box>
            <text:p text:style-name="P37"><text:span text:style-name="T2"><text:file-name text:display="name">julianapark-k31-fundament-3</text:file-name></text:span><text:span text:style-name="T2"><text:s text:c="2"/></text:span><text:span text:style-name="T2"><text:date style:data-style-name="D4" text:date-value="2017-10-26">26-10-2017</text:date></text:span></text:p>
            <text:p text:style-name="P37"><text:span text:style-name="T2">Arend Freije</text:span></text:p>
            <text:p text:style-name="P37"><text:span text:style-name="T2">afreije@inn.nl</text:span></text:p>
            <text:p text:style-name="P37"><text:span text:style-name="T2">06-1414321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hatch draw:name="Trap3" draw:style="single" draw:color="#000000" draw:distance="0.3cm" draw:rotation="13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0DT17H33M41S</meta:editing-duration>
    <meta:editing-cycles>682</meta:editing-cycles>
    <meta:generator>LibreOffice/5.4.0.3$Linux_X86_64 LibreOffice_project/40m0$Build-3</meta:generator>
    <dc:date>2017-10-26T00:57:41.453893560</dc:date>
    <meta:print-date>2017-03-14T08:27:27.604361285</meta:print-date>
    <meta:document-statistic meta:object-count="309"/>
  </office:meta>
</office:document-meta>
</file>